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Table2" style:family="table">
      <style:table-properties style:width="18.459cm" table:align="left"/>
    </style:style>
    <style:style style:name="Table2.A" style:family="table-column">
      <style:table-column-properties style:column-width="5.308cm"/>
    </style:style>
    <style:style style:name="Table2.B" style:family="table-column">
      <style:table-column-properties style:column-width="5.696cm"/>
    </style:style>
    <style:style style:name="Table2.C" style:family="table-column">
      <style:table-column-properties style:column-width="7.456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ubkeywords" style:family="table">
      <style:table-properties style:width="18.477cm" fo:margin-left="0cm" table:align="left"/>
    </style:style>
    <style:style style:name="Subkeywords.A" style:family="table-column">
      <style:table-column-properties style:column-width="5.403cm"/>
    </style:style>
    <style:style style:name="Subkeywords.B" style:family="table-column">
      <style:table-column-properties style:column-width="7.297cm"/>
    </style:style>
    <style:style style:name="Subkeywords.C" style:family="table-column">
      <style:table-column-properties style:column-width="5.777cm"/>
    </style:style>
    <style:style style:name="Subkeywords.A1" style:family="table-cell">
      <style:table-cell-properties fo:padding="0.097cm" fo:border-left="0.05pt solid #000000" fo:border-right="none" fo:border-top="0.05pt solid #000000" fo:border-bottom="0.05pt solid #000000"/>
    </style:style>
    <style:style style:name="Subkeywords.C1" style:family="table-cell">
      <style:table-cell-properties fo:padding="0.097cm" fo:border="0.05pt solid #000000"/>
    </style:style>
    <style:style style:name="Subkeywords.A2" style:family="table-cell">
      <style:table-cell-properties fo:padding="0.097cm" fo:border-left="0.05pt solid #000000" fo:border-right="none" fo:border-top="none" fo:border-bottom="0.05pt solid #000000"/>
    </style:style>
    <style:style style:name="Subkeywords.C2" style:family="table-cell">
      <style:table-cell-properties fo:padding="0.097cm" fo:border-left="0.05pt solid #000000" fo:border-right="0.05pt solid #000000" fo:border-top="none" fo:border-bottom="0.05pt solid #000000"/>
    </style:style>
    <style:style style:name="Plaintextcommandlinedocumentation" style:family="table">
      <style:table-properties style:width="18.466cm" table:align="margins" style:may-break-between-rows="false"/>
    </style:style>
    <style:style style:name="Plaintextcommandlinedocumentation.A" style:family="table-column">
      <style:table-column-properties style:column-width="9.232cm" style:rel-column-width="32767*"/>
    </style:style>
    <style:style style:name="Plaintextcommandlinedocumentation.B" style:family="table-column">
      <style:table-column-properties style:column-width="9.234cm" style:rel-column-width="32768*"/>
    </style:style>
    <style:style style:name="Plaintextcommandlinedocumentation.A1" style:family="table-cell">
      <style:table-cell-properties style:vertical-align="middle" fo:padding="0cm" fo:border="none" style:writing-mode="page"/>
    </style:style>
    <style:style style:name="Table1" style:family="table">
      <style:table-properties style:width="18.459cm" table:align="left"/>
    </style:style>
    <style:style style:name="Table1.A" style:family="table-column">
      <style:table-column-properties style:column-width="4.803cm"/>
    </style:style>
    <style:style style:name="Table1.B" style:family="table-column">
      <style:table-column-properties style:column-width="5.943cm"/>
    </style:style>
    <style:style style:name="Table1.C" style:family="table-column">
      <style:table-column-properties style:column-width="7.713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352bc4" officeooo:paragraph-rsid="00352bc4"/>
    </style:style>
    <style:style style:name="P7" style:family="paragraph" style:parent-style-name="Text_20_body">
      <style:text-properties officeooo:rsid="003c0297" officeooo:paragraph-rsid="006d00bf"/>
    </style:style>
    <style:style style:name="P8" style:family="paragraph" style:parent-style-name="Text_20_body">
      <style:text-properties officeooo:rsid="003c0297" officeooo:paragraph-rsid="0190e3e3"/>
    </style:style>
    <style:style style:name="P9" style:family="paragraph" style:parent-style-name="Text_20_body">
      <style:text-properties officeooo:rsid="005c13cf" officeooo:paragraph-rsid="005c13cf"/>
    </style:style>
    <style:style style:name="P10" style:family="paragraph" style:parent-style-name="Text_20_body">
      <style:text-properties officeooo:paragraph-rsid="0064349a"/>
    </style:style>
    <style:style style:name="P11" style:family="paragraph" style:parent-style-name="Text_20_body">
      <style:text-properties officeooo:rsid="004ee8e3" officeooo:paragraph-rsid="0064349a"/>
    </style:style>
    <style:style style:name="P12" style:family="paragraph" style:parent-style-name="Text_20_body">
      <style:text-properties officeooo:rsid="006544e4" officeooo:paragraph-rsid="006544e4"/>
    </style:style>
    <style:style style:name="P13" style:family="paragraph" style:parent-style-name="Text_20_body">
      <style:text-properties officeooo:rsid="0065e367" officeooo:paragraph-rsid="0065e367"/>
    </style:style>
    <style:style style:name="P14" style:family="paragraph" style:parent-style-name="Text_20_body">
      <style:text-properties officeooo:paragraph-rsid="006c2683"/>
    </style:style>
    <style:style style:name="P15" style:family="paragraph" style:parent-style-name="Text_20_body">
      <style:text-properties officeooo:rsid="006d00bf" officeooo:paragraph-rsid="006d00bf"/>
    </style:style>
    <style:style style:name="P16" style:family="paragraph" style:parent-style-name="Text_20_body">
      <style:text-properties fo:font-weight="normal" officeooo:rsid="006d00bf" officeooo:paragraph-rsid="006d00bf" style:font-weight-asian="normal" style:font-weight-complex="normal"/>
    </style:style>
    <style:style style:name="P17" style:family="paragraph" style:parent-style-name="Text_20_body">
      <style:text-properties fo:font-weight="normal" officeooo:paragraph-rsid="01ab92f5" style:font-weight-asian="normal" style:font-weight-complex="normal"/>
    </style:style>
    <style:style style:name="P18" style:family="paragraph" style:parent-style-name="Text_20_body">
      <style:text-properties officeooo:paragraph-rsid="007d4fd3"/>
    </style:style>
    <style:style style:name="P19" style:family="paragraph" style:parent-style-name="Text_20_body">
      <style:text-properties officeooo:rsid="0080d83e" officeooo:paragraph-rsid="0080d83e"/>
    </style:style>
    <style:style style:name="P20" style:family="paragraph" style:parent-style-name="Text_20_body">
      <style:text-properties officeooo:rsid="00916958" officeooo:paragraph-rsid="00916958"/>
    </style:style>
    <style:style style:name="P21" style:family="paragraph" style:parent-style-name="Text_20_body">
      <style:text-properties officeooo:rsid="016b6164" officeooo:paragraph-rsid="016b6164"/>
    </style:style>
    <style:style style:name="P22" style:family="paragraph" style:parent-style-name="Text_20_body">
      <style:text-properties officeooo:paragraph-rsid="006544e4"/>
    </style:style>
    <style:style style:name="P23" style:family="paragraph" style:parent-style-name="Text_20_body">
      <style:text-properties officeooo:rsid="0170a2d1" officeooo:paragraph-rsid="0170a2d1"/>
    </style:style>
    <style:style style:name="P24" style:family="paragraph" style:parent-style-name="Text_20_body">
      <style:text-properties officeooo:paragraph-rsid="01754a2e"/>
    </style:style>
    <style:style style:name="P25" style:family="paragraph" style:parent-style-name="Text_20_body">
      <style:text-properties officeooo:rsid="017680de" officeooo:paragraph-rsid="017710e4"/>
    </style:style>
    <style:style style:name="P26" style:family="paragraph" style:parent-style-name="Text_20_body">
      <style:text-properties officeooo:rsid="017787ff" officeooo:paragraph-rsid="017787ff"/>
    </style:style>
    <style:style style:name="P27" style:family="paragraph" style:parent-style-name="Text_20_body">
      <style:text-properties officeooo:rsid="006f762c" officeooo:paragraph-rsid="006f762c"/>
    </style:style>
    <style:style style:name="P28" style:family="paragraph" style:parent-style-name="Text_20_body">
      <style:text-properties officeooo:paragraph-rsid="0182a0ad"/>
    </style:style>
    <style:style style:name="P29" style:family="paragraph" style:parent-style-name="Text_20_body">
      <style:text-properties officeooo:rsid="0182a0ad" officeooo:paragraph-rsid="0182a0ad"/>
    </style:style>
    <style:style style:name="P30" style:family="paragraph" style:parent-style-name="Text_20_body">
      <style:text-properties officeooo:paragraph-rsid="0184493f"/>
    </style:style>
    <style:style style:name="P31" style:family="paragraph" style:parent-style-name="Text_20_body">
      <style:text-properties officeooo:paragraph-rsid="0187449b"/>
    </style:style>
    <style:style style:name="P32" style:family="paragraph" style:parent-style-name="Text_20_body">
      <style:text-properties officeooo:rsid="019cf216" officeooo:paragraph-rsid="019cf216"/>
    </style:style>
    <style:style style:name="P33" style:family="paragraph" style:parent-style-name="Text_20_body">
      <style:text-properties style:font-name="DejaVu Serif" fo:language="en" fo:country="GB" officeooo:rsid="0190fc9c" officeooo:paragraph-rsid="01a9252c"/>
    </style:style>
    <style:style style:name="P34" style:family="paragraph" style:parent-style-name="Text_20_body">
      <style:text-properties officeooo:rsid="01a93fc2" officeooo:paragraph-rsid="01a93fc2"/>
    </style:style>
    <style:style style:name="P35" style:family="paragraph" style:parent-style-name="Text_20_body">
      <style:text-properties officeooo:paragraph-rsid="01a93fc2"/>
    </style:style>
    <style:style style:name="P36" style:family="paragraph" style:parent-style-name="Text_20_body">
      <style:text-properties officeooo:paragraph-rsid="01af1610"/>
    </style:style>
    <style:style style:name="P37" style:family="paragraph" style:parent-style-name="Text_20_body">
      <style:text-properties officeooo:rsid="01af1610" officeooo:paragraph-rsid="01af1610"/>
    </style:style>
    <style:style style:name="P38" style:family="paragraph" style:parent-style-name="Text_20_body">
      <style:text-properties fo:language="en" fo:country="GB" officeooo:paragraph-rsid="01af1610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>
      <style:text-properties fo:color="#999999" loext:opacity="100%"/>
    </style:style>
    <style:style style:name="P41" style:family="paragraph" style:parent-style-name="Standard">
      <style:text-properties officeooo:paragraph-rsid="004b55af"/>
    </style:style>
    <style:style style:name="P42" style:family="paragraph" style:parent-style-name="Standard">
      <style:text-properties officeooo:rsid="004a7c62" officeooo:paragraph-rsid="0058a665"/>
    </style:style>
    <style:style style:name="P43" style:family="paragraph" style:parent-style-name="Standard">
      <style:text-properties officeooo:rsid="004a7c62" officeooo:paragraph-rsid="005afda6"/>
    </style:style>
    <style:style style:name="P44" style:family="paragraph" style:parent-style-name="Standard">
      <style:text-properties officeooo:paragraph-rsid="0058a665"/>
    </style:style>
    <style:style style:name="P45" style:family="paragraph" style:parent-style-name="Standard">
      <style:text-properties officeooo:rsid="004b55af" officeooo:paragraph-rsid="0058a665"/>
    </style:style>
    <style:style style:name="P46" style:family="paragraph" style:parent-style-name="Standard">
      <style:text-properties officeooo:rsid="0058a665" officeooo:paragraph-rsid="0058a665"/>
    </style:style>
    <style:style style:name="P47" style:family="paragraph" style:parent-style-name="Standard">
      <style:text-properties officeooo:rsid="00597d9d" officeooo:paragraph-rsid="00597d9d"/>
    </style:style>
    <style:style style:name="P48" style:family="paragraph" style:parent-style-name="Standard">
      <style:text-properties officeooo:rsid="005d256b" officeooo:paragraph-rsid="005d256b"/>
    </style:style>
    <style:style style:name="P49" style:family="paragraph" style:parent-style-name="Standard">
      <style:text-properties officeooo:rsid="006efd05" officeooo:paragraph-rsid="006efd05"/>
    </style:style>
    <style:style style:name="P50" style:family="paragraph" style:parent-style-name="Standard">
      <style:text-properties officeooo:rsid="006efd05" officeooo:paragraph-rsid="014faafa"/>
    </style:style>
    <style:style style:name="P51" style:family="paragraph" style:parent-style-name="Standard">
      <style:text-properties officeooo:rsid="00916958" officeooo:paragraph-rsid="00916958"/>
    </style:style>
    <style:style style:name="P52" style:family="paragraph" style:parent-style-name="Standard">
      <style:text-properties officeooo:paragraph-rsid="014c7b20"/>
    </style:style>
    <style:style style:name="P53" style:family="paragraph" style:parent-style-name="Standard">
      <style:text-properties officeooo:paragraph-rsid="016ed891"/>
    </style:style>
    <style:style style:name="P54" style:family="paragraph" style:parent-style-name="Standard">
      <style:text-properties officeooo:paragraph-rsid="0178b46f"/>
    </style:style>
    <style:style style:name="P55" style:family="paragraph" style:parent-style-name="Standard">
      <style:text-properties officeooo:rsid="0179d70b" officeooo:paragraph-rsid="0179d70b"/>
    </style:style>
    <style:style style:name="P56" style:family="paragraph" style:parent-style-name="Standard">
      <style:text-properties officeooo:paragraph-rsid="018abd41"/>
    </style:style>
    <style:style style:name="P57" style:family="paragraph" style:parent-style-name="Standard">
      <style:text-properties officeooo:paragraph-rsid="018c824c"/>
    </style:style>
    <style:style style:name="P58" style:family="paragraph" style:parent-style-name="Standard">
      <style:text-properties officeooo:rsid="018dbfad" officeooo:paragraph-rsid="018dbfad"/>
    </style:style>
    <style:style style:name="P59" style:family="paragraph" style:parent-style-name="Standard">
      <style:text-properties officeooo:rsid="018f5cc5" officeooo:paragraph-rsid="018f5cc5"/>
    </style:style>
    <style:style style:name="P60" style:family="paragraph" style:parent-style-name="Standard">
      <style:text-properties officeooo:paragraph-rsid="019f47e7"/>
    </style:style>
    <style:style style:name="P61" style:family="paragraph" style:parent-style-name="Standard">
      <style:text-properties officeooo:paragraph-rsid="01a0ac3d"/>
    </style:style>
    <style:style style:name="P62" style:family="paragraph" style:parent-style-name="Standard">
      <style:text-properties officeooo:rsid="019f47e7" officeooo:paragraph-rsid="01a0ac3d"/>
    </style:style>
    <style:style style:name="P63" style:family="paragraph" style:parent-style-name="Standard">
      <style:text-properties officeooo:rsid="019f47e7" officeooo:paragraph-rsid="01a2a57b"/>
    </style:style>
    <style:style style:name="P64" style:family="paragraph" style:parent-style-name="Standard">
      <style:text-properties officeooo:rsid="019f47e7" officeooo:paragraph-rsid="01a2a58e"/>
    </style:style>
    <style:style style:name="P65" style:family="paragraph" style:parent-style-name="Standard">
      <style:text-properties officeooo:paragraph-rsid="01b052d5"/>
    </style:style>
    <style:style style:name="P66" style:family="paragraph" style:parent-style-name="Standard">
      <style:text-properties officeooo:paragraph-rsid="01b59803"/>
    </style:style>
    <style:style style:name="P67" style:family="paragraph" style:parent-style-name="Standard">
      <style:text-properties officeooo:rsid="01bf3931" officeooo:paragraph-rsid="01bf3931"/>
    </style:style>
    <style:style style:name="P68" style:family="paragraph" style:parent-style-name="Standard">
      <style:text-properties style:font-name="DejaVu Serif" officeooo:rsid="01bdba1c" officeooo:paragraph-rsid="01bf3931"/>
    </style:style>
    <style:style style:name="P69" style:family="paragraph" style:parent-style-name="Standard">
      <style:text-properties officeooo:paragraph-rsid="01c2fdc2"/>
    </style:style>
    <style:style style:name="P70" style:family="paragraph" style:parent-style-name="Screen">
      <style:text-properties fo:font-weight="bold" style:font-weight-asian="bold" style:font-weight-complex="bold"/>
    </style:style>
    <style:style style:name="P71" style:family="paragraph" style:parent-style-name="Screen">
      <style:text-properties fo:font-weight="bold" officeooo:rsid="0031747a" officeooo:paragraph-rsid="003a79c3" style:font-weight-asian="bold" style:font-weight-complex="bold"/>
    </style:style>
    <style:style style:name="P72" style:family="paragraph" style:parent-style-name="Screen">
      <style:text-properties fo:font-weight="bold" officeooo:rsid="0031747a" officeooo:paragraph-rsid="0095b5e8" style:font-weight-asian="bold" style:font-weight-complex="bold"/>
    </style:style>
    <style:style style:name="P73" style:family="paragraph" style:parent-style-name="Screen">
      <style:text-properties fo:font-weight="bold" officeooo:rsid="0031747a" officeooo:paragraph-rsid="0095aaa2" style:font-weight-asian="bold" style:font-weight-complex="bold"/>
    </style:style>
    <style:style style:name="P74" style:family="paragraph" style:parent-style-name="Screen">
      <style:text-properties fo:font-weight="bold" officeooo:rsid="0031747a" officeooo:paragraph-rsid="009a40ab" style:font-weight-asian="bold" style:font-weight-complex="bold"/>
    </style:style>
    <style:style style:name="P75" style:family="paragraph" style:parent-style-name="Screen">
      <style:text-properties fo:font-weight="bold" officeooo:rsid="003a79c3" officeooo:paragraph-rsid="0095b5e8" style:font-weight-asian="bold" style:font-weight-complex="bold"/>
    </style:style>
    <style:style style:name="P76" style:family="paragraph" style:parent-style-name="Screen">
      <style:text-properties fo:font-weight="bold" officeooo:rsid="009a40ab" officeooo:paragraph-rsid="009a40ab" style:font-weight-asian="bold" style:font-weight-complex="bold"/>
    </style:style>
    <style:style style:name="P77" style:family="paragraph" style:parent-style-name="Screen">
      <style:text-properties fo:font-weight="bold" officeooo:rsid="003c0297" officeooo:paragraph-rsid="009a40ab" style:font-weight-asian="bold" style:font-weight-complex="bold"/>
    </style:style>
    <style:style style:name="P78" style:family="paragraph" style:parent-style-name="Screen">
      <style:text-properties fo:font-weight="bold" officeooo:rsid="003c0297" officeooo:paragraph-rsid="0190e3e3" style:font-weight-asian="bold" style:font-weight-complex="bold"/>
    </style:style>
    <style:style style:name="P79" style:family="paragraph" style:parent-style-name="Screen">
      <style:text-properties fo:font-weight="bold" officeooo:rsid="003df4b1" officeooo:paragraph-rsid="009a40ab" style:font-weight-asian="bold" style:font-weight-complex="bold"/>
    </style:style>
    <style:style style:name="P80" style:family="paragraph" style:parent-style-name="Screen">
      <style:text-properties fo:color="#999999" loext:opacity="100%"/>
    </style:style>
    <style:style style:name="P81" style:family="paragraph" style:parent-style-name="Screen">
      <style:text-properties officeooo:rsid="003c0297" officeooo:paragraph-rsid="003c0297"/>
    </style:style>
    <style:style style:name="P82" style:family="paragraph" style:parent-style-name="Screen">
      <style:text-properties officeooo:paragraph-rsid="006c2683"/>
    </style:style>
    <style:style style:name="P83" style:family="paragraph" style:parent-style-name="Screen">
      <style:text-properties officeooo:rsid="006d00bf" officeooo:paragraph-rsid="006d00bf"/>
    </style:style>
    <style:style style:name="P84" style:family="paragraph" style:parent-style-name="Screen">
      <style:text-properties officeooo:rsid="006efd05" officeooo:paragraph-rsid="006efd05"/>
    </style:style>
    <style:style style:name="P85" style:family="paragraph" style:parent-style-name="Screen">
      <style:text-properties officeooo:rsid="00829a80" officeooo:paragraph-rsid="00829a80"/>
    </style:style>
    <style:style style:name="P86" style:family="paragraph" style:parent-style-name="Screen">
      <style:text-properties officeooo:rsid="0091edca" officeooo:paragraph-rsid="0091edca"/>
    </style:style>
    <style:style style:name="P87" style:family="paragraph" style:parent-style-name="Screen">
      <style:text-properties officeooo:paragraph-rsid="00d5520b"/>
    </style:style>
    <style:style style:name="P88" style:family="paragraph" style:parent-style-name="Screen">
      <style:text-properties officeooo:rsid="007d4fd3" officeooo:paragraph-rsid="007d4fd3"/>
    </style:style>
    <style:style style:name="P89" style:family="paragraph" style:parent-style-name="Screen">
      <style:text-properties officeooo:rsid="007d4fd3" officeooo:paragraph-rsid="01696608"/>
    </style:style>
    <style:style style:name="P90" style:family="paragraph" style:parent-style-name="Screen">
      <style:text-properties officeooo:paragraph-rsid="01814749"/>
    </style:style>
    <style:style style:name="P91" style:family="paragraph" style:parent-style-name="Screen">
      <style:text-properties officeooo:paragraph-rsid="0184493f"/>
    </style:style>
    <style:style style:name="P92" style:family="paragraph" style:parent-style-name="Screen">
      <style:text-properties officeooo:paragraph-rsid="01883831"/>
    </style:style>
    <style:style style:name="P93" style:family="paragraph" style:parent-style-name="Screen">
      <style:text-properties officeooo:paragraph-rsid="01a93fc2"/>
    </style:style>
    <style:style style:name="P94" style:family="paragraph" style:parent-style-name="Screen">
      <style:text-properties officeooo:rsid="01b59803" officeooo:paragraph-rsid="01b59803"/>
    </style:style>
    <style:style style:name="P95" style:family="paragraph" style:parent-style-name="Screen">
      <style:text-properties officeooo:paragraph-rsid="01b59803"/>
    </style:style>
    <style:style style:name="P96" style:family="paragraph" style:parent-style-name="Screen">
      <style:text-properties officeooo:paragraph-rsid="01bbf0c4"/>
    </style:style>
    <style:style style:name="P97" style:family="paragraph" style:parent-style-name="Screen">
      <style:text-properties officeooo:paragraph-rsid="01c2fdc2"/>
    </style:style>
    <style:style style:name="P98" style:family="paragraph" style:parent-style-name="Table_20_Contents">
      <style:text-properties officeooo:rsid="006585eb" officeooo:paragraph-rsid="006585eb"/>
    </style:style>
    <style:style style:name="P99" style:family="paragraph" style:parent-style-name="Table_20_Contents">
      <style:text-properties officeooo:rsid="0065e367" officeooo:paragraph-rsid="0065e367"/>
    </style:style>
    <style:style style:name="P100" style:family="paragraph" style:parent-style-name="Table_20_Contents">
      <style:text-properties officeooo:rsid="0066d88f" officeooo:paragraph-rsid="0066d88f"/>
    </style:style>
    <style:style style:name="P101" style:family="paragraph" style:parent-style-name="Table_20_Contents">
      <style:text-properties officeooo:rsid="0066d88f" officeooo:paragraph-rsid="0067d277"/>
    </style:style>
    <style:style style:name="P102" style:family="paragraph" style:parent-style-name="Table_20_Contents">
      <style:text-properties officeooo:rsid="0066d88f" officeooo:paragraph-rsid="00984296"/>
    </style:style>
    <style:style style:name="P103" style:family="paragraph" style:parent-style-name="Table_20_Contents">
      <style:text-properties officeooo:rsid="0067d277" officeooo:paragraph-rsid="0067d277"/>
    </style:style>
    <style:style style:name="P104" style:family="paragraph" style:parent-style-name="Table_20_Contents">
      <style:text-properties officeooo:rsid="00690614" officeooo:paragraph-rsid="00690614"/>
    </style:style>
    <style:style style:name="P105" style:family="paragraph" style:parent-style-name="Table_20_Contents">
      <style:text-properties officeooo:rsid="00690614" officeooo:paragraph-rsid="00984296"/>
    </style:style>
    <style:style style:name="P106" style:family="paragraph" style:parent-style-name="Table_20_Contents">
      <style:text-properties officeooo:rsid="00961078" officeooo:paragraph-rsid="00961078"/>
    </style:style>
    <style:style style:name="P107" style:family="paragraph" style:parent-style-name="Table_20_Contents">
      <style:text-properties officeooo:rsid="00961078" officeooo:paragraph-rsid="0098007f"/>
    </style:style>
    <style:style style:name="P108" style:family="paragraph" style:parent-style-name="Table_20_Contents">
      <style:text-properties officeooo:rsid="0098007f" officeooo:paragraph-rsid="0098007f"/>
    </style:style>
    <style:style style:name="P109" style:family="paragraph" style:parent-style-name="Table_20_Contents">
      <style:text-properties officeooo:rsid="00984296" officeooo:paragraph-rsid="00984296"/>
    </style:style>
    <style:style style:name="P110" style:family="paragraph" style:parent-style-name="Table_20_Heading">
      <style:text-properties fo:font-weight="bold" style:font-weight-asian="bold" style:font-weight-complex="bold"/>
    </style:style>
    <style:style style:name="P111" style:family="paragraph" style:parent-style-name="Table_20_Heading">
      <style:paragraph-properties fo:text-align="start" style:justify-single-word="false"/>
      <style:text-properties fo:font-weight="bold" style:font-weight-asian="bold" style:font-weight-complex="bold"/>
    </style:style>
    <style:style style:name="P112" style:family="paragraph" style:parent-style-name="Table_20_Heading">
      <style:paragraph-properties fo:text-align="start" style:justify-single-word="false"/>
      <style:text-properties fo:font-weight="bold" officeooo:paragraph-rsid="00984296" style:font-weight-asian="bold" style:font-weight-complex="bold"/>
    </style:style>
    <style:style style:name="P113" style:family="paragraph" style:parent-style-name="Table_20_Heading">
      <style:text-properties fo:font-weight="bold" officeooo:rsid="00984296" officeooo:paragraph-rsid="00984296" style:font-weight-asian="bold" style:font-weight-complex="bold"/>
    </style:style>
    <style:style style:name="P114" style:family="paragraph" style:parent-style-name="Table_20_Heading">
      <style:text-properties fo:font-weight="bold" officeooo:paragraph-rsid="00984296" style:font-weight-asian="bold" style:font-weight-complex="bold"/>
    </style:style>
    <style:style style:name="P115" style:family="paragraph" style:parent-style-name="Screen">
      <style:paragraph-properties fo:margin-left="0.635cm" fo:margin-right="0cm" fo:text-indent="0cm" style:auto-text-indent="false"/>
      <style:text-properties officeooo:paragraph-rsid="0064349a"/>
    </style:style>
    <style:style style:name="P116" style:family="paragraph" style:parent-style-name="Screen">
      <style:paragraph-properties fo:margin-left="0.635cm" fo:margin-right="0cm" fo:text-indent="0cm" style:auto-text-indent="false"/>
      <style:text-properties officeooo:paragraph-rsid="006c2683"/>
    </style:style>
    <style:style style:name="P117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20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21" style:family="paragraph" style:parent-style-name="Screen">
      <style:paragraph-properties fo:margin-left="1.27cm" fo:margin-right="0cm" fo:text-indent="0cm" style:auto-text-indent="false"/>
    </style:style>
    <style:style style:name="P122" style:family="paragraph" style:parent-style-name="Screen">
      <style:paragraph-properties fo:margin-left="1.27cm" fo:margin-right="0cm" fo:text-indent="0cm" style:auto-text-indent="false"/>
      <style:text-properties officeooo:paragraph-rsid="01af1610"/>
    </style:style>
    <style:style style:name="P12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25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26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27" style:family="paragraph" style:parent-style-name="Contents_20_Heading" style:master-page-name="ToC">
      <style:paragraph-properties style:page-number="1"/>
    </style:style>
    <style:style style:name="P128" style:family="paragraph" style:parent-style-name="Heading_20_1">
      <style:text-properties officeooo:rsid="007d4fd3" officeooo:paragraph-rsid="007d4fd3"/>
    </style:style>
    <style:style style:name="P129" style:family="paragraph" style:parent-style-name="Heading_20_1">
      <style:text-properties officeooo:rsid="00352bc4" officeooo:paragraph-rsid="007d4fd3"/>
    </style:style>
    <style:style style:name="P130" style:family="paragraph" style:parent-style-name="Heading_20_1">
      <style:text-properties officeooo:rsid="0031747a" officeooo:paragraph-rsid="00352bc4"/>
    </style:style>
    <style:style style:name="P131" style:family="paragraph" style:parent-style-name="Heading_20_1">
      <style:text-properties officeooo:rsid="001ed1b7" officeooo:paragraph-rsid="003a79c3"/>
    </style:style>
    <style:style style:name="P132" style:family="paragraph" style:parent-style-name="Heading_20_1">
      <style:text-properties officeooo:paragraph-rsid="00b8094d"/>
    </style:style>
    <style:style style:name="P133" style:family="paragraph" style:parent-style-name="Heading_20_1">
      <style:text-properties officeooo:paragraph-rsid="01a93fc2"/>
    </style:style>
    <style:style style:name="P134" style:family="paragraph" style:parent-style-name="Heading_20_1">
      <style:text-properties officeooo:rsid="01b18c13" officeooo:paragraph-rsid="01b18c13"/>
    </style:style>
    <style:style style:name="P135" style:family="paragraph" style:parent-style-name="Heading_20_1">
      <style:text-properties officeooo:rsid="0170a2d1" officeooo:paragraph-rsid="01c4db39"/>
    </style:style>
    <style:style style:name="P136" style:family="paragraph" style:parent-style-name="Heading_20_1" style:master-page-name="Body">
      <style:paragraph-properties style:page-number="1"/>
    </style:style>
    <style:style style:name="P137" style:family="paragraph" style:parent-style-name="Heading_20_2">
      <style:text-properties officeooo:rsid="006d00bf" officeooo:paragraph-rsid="006d00bf"/>
    </style:style>
    <style:style style:name="P138" style:family="paragraph" style:parent-style-name="Heading_20_2">
      <style:text-properties fo:language="en" fo:country="GB" officeooo:rsid="00359e25" officeooo:paragraph-rsid="00359e25"/>
    </style:style>
    <style:style style:name="P139" style:family="paragraph" style:parent-style-name="Heading_20_2">
      <style:text-properties officeooo:rsid="006544e4" officeooo:paragraph-rsid="006544e4"/>
    </style:style>
    <style:style style:name="P140" style:family="paragraph" style:parent-style-name="Heading_20_2">
      <style:text-properties officeooo:rsid="006544e4" officeooo:paragraph-rsid="006a3d17"/>
    </style:style>
    <style:style style:name="P141" style:family="paragraph" style:parent-style-name="Heading_20_2">
      <style:text-properties officeooo:rsid="005c13cf" officeooo:paragraph-rsid="006544e4"/>
    </style:style>
    <style:style style:name="P142" style:family="paragraph" style:parent-style-name="Heading_20_2">
      <style:text-properties officeooo:rsid="005c13cf" officeooo:paragraph-rsid="005c13cf"/>
    </style:style>
    <style:style style:name="P143" style:family="paragraph" style:parent-style-name="Heading_20_2">
      <style:text-properties officeooo:rsid="006a3d17" officeooo:paragraph-rsid="006a3d17"/>
    </style:style>
    <style:style style:name="P144" style:family="paragraph" style:parent-style-name="Heading_20_2">
      <style:text-properties officeooo:rsid="017787ff" officeooo:paragraph-rsid="017787ff"/>
    </style:style>
    <style:style style:name="P145" style:family="paragraph" style:parent-style-name="Heading_20_2">
      <style:text-properties officeooo:paragraph-rsid="017787ff"/>
    </style:style>
    <style:style style:name="P146" style:family="paragraph" style:parent-style-name="Heading_20_2">
      <style:text-properties officeooo:rsid="019e14c8" officeooo:paragraph-rsid="019e14c8"/>
    </style:style>
    <style:style style:name="P147" style:family="paragraph" style:parent-style-name="Heading_20_2">
      <style:text-properties officeooo:paragraph-rsid="019e14c8"/>
    </style:style>
    <style:style style:name="P148" style:family="paragraph" style:parent-style-name="Heading_20_2">
      <style:text-properties officeooo:paragraph-rsid="005c13cf"/>
    </style:style>
    <style:style style:name="P149" style:family="paragraph" style:parent-style-name="Heading_20_3">
      <style:text-properties officeooo:paragraph-rsid="01af1610"/>
    </style:style>
    <style:style style:name="P150" style:family="paragraph" style:parent-style-name="Heading_20_3">
      <style:text-properties officeooo:rsid="0080d83e" officeooo:paragraph-rsid="0080d83e"/>
    </style:style>
    <style:style style:name="P151" style:family="paragraph" style:parent-style-name="Heading_20_3">
      <style:text-properties officeooo:rsid="0091edca" officeooo:paragraph-rsid="0091edca"/>
    </style:style>
    <style:style style:name="P152" style:family="paragraph" style:parent-style-name="Heading_20_3">
      <style:text-properties officeooo:paragraph-rsid="008f9295"/>
    </style:style>
    <style:style style:name="P153" style:family="paragraph" style:parent-style-name="Heading_20_3">
      <style:text-properties officeooo:paragraph-rsid="006544e4"/>
    </style:style>
    <style:style style:name="P154" style:family="paragraph" style:parent-style-name="Standard" style:list-style-name="L2"/>
    <style:style style:name="P155" style:family="paragraph" style:parent-style-name="Standard" style:list-style-name="L3">
      <style:text-properties officeooo:paragraph-rsid="01a9c1ca"/>
    </style:style>
    <style:style style:name="P156" style:family="paragraph" style:parent-style-name="Standard" style:list-style-name="L3">
      <style:text-properties officeooo:paragraph-rsid="01af1610"/>
    </style:style>
    <style:style style:name="P157" style:family="paragraph" style:parent-style-name="Standard" style:list-style-name="L4"/>
    <style:style style:name="P158" style:family="paragraph" style:parent-style-name="Standard" style:list-style-name="L6">
      <style:text-properties officeooo:paragraph-rsid="0064349a"/>
    </style:style>
    <style:style style:name="P159" style:family="paragraph" style:parent-style-name="Standard" style:list-style-name="L6">
      <style:text-properties officeooo:rsid="005afda6" officeooo:paragraph-rsid="0064349a"/>
    </style:style>
    <style:style style:name="P160" style:family="paragraph" style:parent-style-name="Standard" style:list-style-name="L7">
      <style:text-properties officeooo:paragraph-rsid="0064349a"/>
    </style:style>
    <style:style style:name="P161" style:family="paragraph" style:parent-style-name="Standard" style:list-style-name="L8">
      <style:text-properties officeooo:paragraph-rsid="0064349a"/>
    </style:style>
    <style:style style:name="P162" style:family="paragraph" style:parent-style-name="Standard" style:list-style-name="L8">
      <style:text-properties officeooo:rsid="005b4e87" officeooo:paragraph-rsid="0064349a"/>
    </style:style>
    <style:style style:name="P163" style:family="paragraph" style:parent-style-name="Standard" style:list-style-name="L9">
      <style:text-properties officeooo:rsid="00916958"/>
    </style:style>
    <style:style style:name="P164" style:family="paragraph" style:parent-style-name="Standard" style:list-style-name="L9">
      <style:text-properties officeooo:rsid="00916958" officeooo:paragraph-rsid="00916958"/>
    </style:style>
    <style:style style:name="P165" style:family="paragraph" style:parent-style-name="Standard" style:list-style-name="L10"/>
    <style:style style:name="P166" style:family="paragraph" style:parent-style-name="Standard" style:list-style-name="L10">
      <style:text-properties officeooo:rsid="005c13cf"/>
    </style:style>
    <style:style style:name="P167" style:family="paragraph" style:parent-style-name="Standard" style:list-style-name="L11"/>
    <style:style style:name="P168" style:family="paragraph" style:parent-style-name="Standard" style:list-style-name="L13"/>
    <style:style style:name="P169" style:family="paragraph" style:parent-style-name="Standard" style:list-style-name="L13">
      <style:text-properties officeooo:paragraph-rsid="01a2a58e"/>
    </style:style>
    <style:style style:name="P170" style:family="paragraph" style:parent-style-name="Standard" style:list-style-name="L13">
      <style:text-properties officeooo:paragraph-rsid="01a41e9e"/>
    </style:style>
    <style:style style:name="P171" style:family="paragraph" style:parent-style-name="Standard" style:list-style-name="L13">
      <style:text-properties officeooo:paragraph-rsid="01a4934e"/>
    </style:style>
    <style:style style:name="P172" style:family="paragraph" style:parent-style-name="Standard" style:list-style-name="L13">
      <style:text-properties officeooo:paragraph-rsid="019e7461"/>
    </style:style>
    <style:style style:name="P173" style:family="paragraph" style:parent-style-name="Standard" style:list-style-name="L13">
      <style:text-properties officeooo:rsid="01a41e9e" officeooo:paragraph-rsid="01a41e9e"/>
    </style:style>
    <style:style style:name="P174" style:family="paragraph" style:parent-style-name="Standard" style:list-style-name="L14">
      <style:text-properties officeooo:paragraph-rsid="006544e4"/>
    </style:style>
    <style:style style:name="P175" style:family="paragraph" style:parent-style-name="Standard" style:list-style-name="L14">
      <style:text-properties officeooo:paragraph-rsid="014e13ad"/>
    </style:style>
    <style:style style:name="P176" style:family="paragraph" style:parent-style-name="Standard" style:list-style-name="L14">
      <style:text-properties officeooo:paragraph-rsid="016ed891"/>
    </style:style>
    <style:style style:name="P177" style:family="paragraph" style:parent-style-name="Standard" style:list-style-name="L15">
      <style:text-properties officeooo:paragraph-rsid="01c0c17c"/>
    </style:style>
    <style:style style:name="P178" style:family="paragraph" style:parent-style-name="Standard" style:list-style-name="L15">
      <style:text-properties officeooo:rsid="01b3665e" officeooo:paragraph-rsid="01bdba1c"/>
    </style:style>
    <style:style style:name="P179" style:family="paragraph" style:parent-style-name="Standard" style:list-style-name="L15">
      <style:text-properties officeooo:rsid="01bdba1c" officeooo:paragraph-rsid="01bdba1c"/>
    </style:style>
    <style:style style:name="P180" style:family="paragraph" style:parent-style-name="Standard" style:list-style-name="L15">
      <style:text-properties officeooo:rsid="01bdba1c" officeooo:paragraph-rsid="01c0c17c"/>
    </style:style>
    <style:style style:name="P181" style:family="paragraph" style:parent-style-name="Standard" style:list-style-name="L16"/>
    <style:style style:name="P182" style:family="paragraph" style:parent-style-name="Standard" style:list-style-name="L17"/>
    <style:style style:name="P183" style:family="paragraph" style:parent-style-name="Standard" style:list-style-name="L18"/>
    <style:style style:name="P184" style:family="paragraph" style:parent-style-name="Standard" style:list-style-name="L18">
      <style:text-properties officeooo:paragraph-rsid="0172a123"/>
    </style:style>
    <style:style style:name="P185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186" style:family="paragraph" style:parent-style-name="Text_20_body" style:list-style-name="L1">
      <style:text-properties officeooo:rsid="007f2918" officeooo:paragraph-rsid="016704e9"/>
    </style:style>
    <style:style style:name="P187" style:family="paragraph" style:parent-style-name="Text_20_body" style:list-style-name="L5">
      <style:text-properties officeooo:rsid="006a3d17" officeooo:paragraph-rsid="006a3d17"/>
    </style:style>
    <style:style style:name="P188" style:family="paragraph" style:parent-style-name="Text_20_body" style:list-style-name="L5">
      <style:text-properties officeooo:rsid="006a3d17" officeooo:paragraph-rsid="0072603d"/>
    </style:style>
    <style:style style:name="P189" style:family="paragraph" style:parent-style-name="Text_20_body" style:list-style-name="L12">
      <style:text-properties officeooo:paragraph-rsid="006c26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fc84b" style:font-weight-asian="bold" style:font-weight-complex="bold"/>
    </style:style>
    <style:style style:name="T3" style:family="text">
      <style:text-properties fo:font-weight="bold" officeooo:rsid="014e13a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e094a" style:font-weight-asian="normal" style:font-weight-complex="normal"/>
    </style:style>
    <style:style style:name="T6" style:family="text">
      <style:text-properties fo:font-weight="normal" officeooo:rsid="0178b46f" style:font-size-asian="12pt" style:font-weight-asian="normal" style:font-size-complex="12pt" style:font-weight-complex="normal"/>
    </style:style>
    <style:style style:name="T7" style:family="text">
      <style:text-properties officeooo:rsid="003a79c3"/>
    </style:style>
    <style:style style:name="T8" style:family="text">
      <style:text-properties officeooo:rsid="003c0297"/>
    </style:style>
    <style:style style:name="T9" style:family="text">
      <style:text-properties officeooo:rsid="003d0bf2"/>
    </style:style>
    <style:style style:name="T10" style:family="text">
      <style:text-properties officeooo:rsid="004a7c62"/>
    </style:style>
    <style:style style:name="T11" style:family="text">
      <style:text-properties officeooo:rsid="004b55af"/>
    </style:style>
    <style:style style:name="T12" style:family="text">
      <style:text-properties officeooo:rsid="004d046f"/>
    </style:style>
    <style:style style:name="T13" style:family="text">
      <style:text-properties officeooo:rsid="004e094a"/>
    </style:style>
    <style:style style:name="T14" style:family="text">
      <style:text-properties officeooo:rsid="005afda6"/>
    </style:style>
    <style:style style:name="T15" style:family="text">
      <style:text-properties officeooo:rsid="005be15f"/>
    </style:style>
    <style:style style:name="T16" style:family="text">
      <style:text-properties officeooo:rsid="005c13cf"/>
    </style:style>
    <style:style style:name="T17" style:family="text">
      <style:text-properties officeooo:rsid="005d256b"/>
    </style:style>
    <style:style style:name="T18" style:family="text">
      <style:text-properties officeooo:rsid="0061f658"/>
    </style:style>
    <style:style style:name="T19" style:family="text">
      <style:text-properties officeooo:rsid="006544e4"/>
    </style:style>
    <style:style style:name="T20" style:family="text">
      <style:text-properties officeooo:rsid="0069ea6e"/>
    </style:style>
    <style:style style:name="T21" style:family="text">
      <style:text-properties officeooo:rsid="006cf945"/>
    </style:style>
    <style:style style:name="T22" style:family="text">
      <style:text-properties officeooo:rsid="006e0830"/>
    </style:style>
    <style:style style:name="T23" style:family="text">
      <style:text-properties officeooo:rsid="006f762c"/>
    </style:style>
    <style:style style:name="T24" style:family="text">
      <style:text-properties officeooo:rsid="007129a3"/>
    </style:style>
    <style:style style:name="T25" style:family="text">
      <style:text-properties officeooo:rsid="0072603d"/>
    </style:style>
    <style:style style:name="T26" style:family="text">
      <style:text-properties officeooo:rsid="00736497"/>
    </style:style>
    <style:style style:name="T27" style:family="text">
      <style:text-properties officeooo:rsid="007d4fd3"/>
    </style:style>
    <style:style style:name="T28" style:family="text">
      <style:text-properties officeooo:rsid="0092f02f"/>
    </style:style>
    <style:style style:name="T29" style:family="text">
      <style:text-properties officeooo:rsid="00930e37"/>
    </style:style>
    <style:style style:name="T30" style:family="text">
      <style:text-properties officeooo:rsid="0095b5e8"/>
    </style:style>
    <style:style style:name="T31" style:family="text">
      <style:text-properties officeooo:rsid="014c7b20"/>
    </style:style>
    <style:style style:name="T32" style:family="text">
      <style:text-properties officeooo:rsid="014e13ad"/>
    </style:style>
    <style:style style:name="T33" style:family="text">
      <style:text-properties style:font-name="DejaVu Serif1" fo:font-size="12pt" fo:font-weight="normal" officeooo:rsid="014e13ad" style:font-size-asian="12pt" style:font-weight-asian="normal" style:font-size-complex="12pt" style:font-weight-complex="normal"/>
    </style:style>
    <style:style style:name="T34" style:family="text">
      <style:text-properties style:font-name="DejaVu Serif1" fo:font-size="12pt" fo:font-weight="normal" officeooo:rsid="0178b46f" style:font-size-asian="12pt" style:font-weight-asian="normal" style:font-size-complex="12pt" style:font-weight-complex="normal"/>
    </style:style>
    <style:style style:name="T35" style:family="text">
      <style:text-properties officeooo:rsid="014f552d"/>
    </style:style>
    <style:style style:name="T36" style:family="text">
      <style:text-properties officeooo:rsid="014faafa"/>
    </style:style>
    <style:style style:name="T37" style:family="text">
      <style:text-properties officeooo:rsid="016112fe"/>
    </style:style>
    <style:style style:name="T38" style:family="text">
      <style:text-properties officeooo:rsid="016704e9"/>
    </style:style>
    <style:style style:name="T39" style:family="text">
      <style:text-properties officeooo:rsid="007f2918"/>
    </style:style>
    <style:style style:name="T40" style:family="text">
      <style:text-properties officeooo:rsid="016d9523"/>
    </style:style>
    <style:style style:name="T41" style:family="text">
      <style:text-properties officeooo:rsid="016e348c"/>
    </style:style>
    <style:style style:name="T42" style:family="text">
      <style:text-properties style:font-name="DejaVu Sans Mono" fo:font-size="9pt" fo:font-weight="bold" officeooo:rsid="016ed891" style:font-weight-asian="bold" style:font-weight-complex="bold"/>
    </style:style>
    <style:style style:name="T43" style:family="text">
      <style:text-properties style:font-name="DejaVu Sans Mono" fo:font-size="9pt" officeooo:rsid="01b59803"/>
    </style:style>
    <style:style style:name="T44" style:family="text">
      <style:text-properties style:font-name="DejaVu Sans Mono" fo:font-size="9pt" officeooo:rsid="01c2fdc2"/>
    </style:style>
    <style:style style:name="T45" style:family="text">
      <style:text-properties officeooo:rsid="0170a2d1"/>
    </style:style>
    <style:style style:name="T46" style:family="text">
      <style:text-properties style:font-name="Arial1" fo:font-size="18pt" fo:font-weight="bold" officeooo:rsid="0170a2d1" style:letter-kerning="true" style:font-size-asian="18pt" style:font-weight-asian="bold"/>
    </style:style>
    <style:style style:name="T47" style:family="text">
      <style:text-properties officeooo:rsid="0172a123"/>
    </style:style>
    <style:style style:name="T48" style:family="text">
      <style:text-properties style:font-name="DejaVu Serif"/>
    </style:style>
    <style:style style:name="T49" style:family="text">
      <style:text-properties style:font-name="DejaVu Serif" officeooo:rsid="0172a123"/>
    </style:style>
    <style:style style:name="T50" style:family="text">
      <style:text-properties style:font-name="DejaVu Serif" officeooo:rsid="0172f587"/>
    </style:style>
    <style:style style:name="T51" style:family="text">
      <style:text-properties style:font-name="DejaVu Serif" officeooo:rsid="01742f4d"/>
    </style:style>
    <style:style style:name="T52" style:family="text">
      <style:text-properties style:font-name="DejaVu Serif" officeooo:rsid="0170a2d1"/>
    </style:style>
    <style:style style:name="T53" style:family="text">
      <style:text-properties style:font-name="DejaVu Serif" officeooo:rsid="01754a2e"/>
    </style:style>
    <style:style style:name="T54" style:family="text">
      <style:text-properties style:font-name="DejaVu Serif" officeooo:rsid="0182a0ad"/>
    </style:style>
    <style:style style:name="T55" style:family="text">
      <style:text-properties style:font-name="DejaVu Serif" officeooo:rsid="0190e3e3"/>
    </style:style>
    <style:style style:name="T56" style:family="text">
      <style:text-properties style:font-name="DejaVu Serif" officeooo:rsid="0190fc9c"/>
    </style:style>
    <style:style style:name="T57" style:family="text">
      <style:text-properties style:font-name="DejaVu Serif" officeooo:rsid="019cf216"/>
    </style:style>
    <style:style style:name="T58" style:family="text">
      <style:text-properties style:font-name="DejaVu Serif" officeooo:rsid="01a2a58e"/>
    </style:style>
    <style:style style:name="T59" style:family="text">
      <style:text-properties style:font-name="DejaVu Serif" officeooo:rsid="01a41e9e"/>
    </style:style>
    <style:style style:name="T60" style:family="text">
      <style:text-properties style:font-name="DejaVu Serif" officeooo:rsid="01a4934e"/>
    </style:style>
    <style:style style:name="T61" style:family="text">
      <style:text-properties style:font-name="DejaVu Serif" officeooo:rsid="01a5b74b"/>
    </style:style>
    <style:style style:name="T62" style:family="text">
      <style:text-properties style:font-name="DejaVu Serif" officeooo:rsid="01a77688"/>
    </style:style>
    <style:style style:name="T63" style:family="text">
      <style:text-properties style:font-name="DejaVu Serif" fo:language="en" fo:country="GB" officeooo:rsid="01af1610"/>
    </style:style>
    <style:style style:name="T64" style:family="text">
      <style:text-properties style:font-name="DejaVu Serif" officeooo:rsid="01b3665e"/>
    </style:style>
    <style:style style:name="T65" style:family="text">
      <style:text-properties style:font-name="DejaVu Serif" officeooo:rsid="01b59803"/>
    </style:style>
    <style:style style:name="T66" style:family="text">
      <style:text-properties style:font-name="DejaVu Serif" officeooo:rsid="01bb297f"/>
    </style:style>
    <style:style style:name="T67" style:family="text">
      <style:text-properties style:font-name="DejaVu Serif" officeooo:rsid="01bdba1c"/>
    </style:style>
    <style:style style:name="T68" style:family="text">
      <style:text-properties style:font-name="DejaVu Serif" officeooo:rsid="01bf0de7"/>
    </style:style>
    <style:style style:name="T69" style:family="text">
      <style:text-properties style:font-name="DejaVu Serif" officeooo:rsid="01bf3931"/>
    </style:style>
    <style:style style:name="T70" style:family="text">
      <style:text-properties style:font-name="DejaVu Serif" officeooo:rsid="01bf99e7"/>
    </style:style>
    <style:style style:name="T71" style:family="text">
      <style:text-properties style:font-name="DejaVu Serif" officeooo:rsid="01c0c17c"/>
    </style:style>
    <style:style style:name="T72" style:family="text">
      <style:text-properties style:font-name="DejaVu Serif" officeooo:rsid="01c51f4c"/>
    </style:style>
    <style:style style:name="T73" style:family="text">
      <style:text-properties officeooo:rsid="017787ff"/>
    </style:style>
    <style:style style:name="T74" style:family="text">
      <style:text-properties officeooo:rsid="017b5a1a"/>
    </style:style>
    <style:style style:name="T75" style:family="text">
      <style:text-properties officeooo:rsid="017bbed9"/>
    </style:style>
    <style:style style:name="T76" style:family="text">
      <style:text-properties officeooo:rsid="018044d9"/>
    </style:style>
    <style:style style:name="T77" style:family="text">
      <style:text-properties officeooo:rsid="01814749"/>
    </style:style>
    <style:style style:name="T78" style:family="text">
      <style:text-properties officeooo:rsid="0182a0ad"/>
    </style:style>
    <style:style style:name="T79" style:family="text">
      <style:text-properties officeooo:rsid="0184493f"/>
    </style:style>
    <style:style style:name="T80" style:family="text">
      <style:text-properties officeooo:rsid="01856531"/>
    </style:style>
    <style:style style:name="T81" style:family="text">
      <style:text-properties officeooo:rsid="01883831"/>
    </style:style>
    <style:style style:name="T82" style:family="text">
      <style:text-properties officeooo:rsid="018c824c"/>
    </style:style>
    <style:style style:name="T83" style:family="text">
      <style:text-properties officeooo:rsid="018dbfad"/>
    </style:style>
    <style:style style:name="T84" style:family="text">
      <style:text-properties officeooo:rsid="018f5cc5"/>
    </style:style>
    <style:style style:name="T85" style:family="text">
      <style:text-properties officeooo:rsid="0190fc9c"/>
    </style:style>
    <style:style style:name="T86" style:family="text">
      <style:text-properties officeooo:rsid="0191c4e8"/>
    </style:style>
    <style:style style:name="T87" style:family="text">
      <style:text-properties officeooo:rsid="019382e0"/>
    </style:style>
    <style:style style:name="T88" style:family="text">
      <style:text-properties officeooo:rsid="01957a32"/>
    </style:style>
    <style:style style:name="T89" style:family="text">
      <style:text-properties officeooo:rsid="0196b198"/>
    </style:style>
    <style:style style:name="T90" style:family="text">
      <style:text-properties officeooo:rsid="019e7461"/>
    </style:style>
    <style:style style:name="T91" style:family="text">
      <style:text-properties officeooo:rsid="019f47e7"/>
    </style:style>
    <style:style style:name="T92" style:family="text">
      <style:text-properties officeooo:rsid="01a0ac3d"/>
    </style:style>
    <style:style style:name="T93" style:family="text">
      <style:text-properties officeooo:rsid="01a2a58e"/>
    </style:style>
    <style:style style:name="T94" style:family="text">
      <style:text-properties officeooo:rsid="01a41e9e"/>
    </style:style>
    <style:style style:name="T95" style:family="text">
      <style:text-properties officeooo:rsid="01a4934e"/>
    </style:style>
    <style:style style:name="T96" style:family="text">
      <style:text-properties officeooo:rsid="01a9252c"/>
    </style:style>
    <style:style style:name="T97" style:family="text">
      <style:text-properties officeooo:rsid="01a93fc2"/>
    </style:style>
    <style:style style:name="T98" style:family="text">
      <style:text-properties fo:color="#009900" loext:opacity="100%"/>
    </style:style>
    <style:style style:name="T99" style:family="text">
      <style:text-properties officeooo:rsid="01a9c1ca"/>
    </style:style>
    <style:style style:name="T100" style:family="text">
      <style:text-properties style:font-name="Arial" fo:font-size="12pt" fo:font-weight="bold" officeooo:rsid="01ab92f5" style:font-name-asian="Lucida Sans Unicode" style:font-size-asian="14pt" style:font-weight-asian="bold" style:font-name-complex="Tahoma" style:font-size-complex="14pt" style:font-weight-complex="bold"/>
    </style:style>
    <style:style style:name="T101" style:family="text">
      <style:text-properties officeooo:rsid="01af1610"/>
    </style:style>
    <style:style style:name="T102" style:family="text">
      <style:text-properties fo:language="en" fo:country="GB"/>
    </style:style>
    <style:style style:name="T103" style:family="text">
      <style:text-properties fo:language="en" fo:country="GB" officeooo:rsid="01a9c1ca"/>
    </style:style>
    <style:style style:name="T104" style:family="text">
      <style:text-properties officeooo:rsid="01b052d5"/>
    </style:style>
    <style:style style:name="T105" style:family="text">
      <style:text-properties officeooo:rsid="01b1f0e8"/>
    </style:style>
    <style:style style:name="T106" style:family="text">
      <style:text-properties officeooo:rsid="01b3665e"/>
    </style:style>
    <style:style style:name="T107" style:family="text">
      <style:text-properties officeooo:rsid="01b95b7f"/>
    </style:style>
    <style:style style:name="T108" style:family="text">
      <style:text-properties officeooo:rsid="01bb297f"/>
    </style:style>
    <style:style style:name="T109" style:family="text">
      <style:text-properties officeooo:rsid="01bc43f5"/>
    </style:style>
    <style:style style:name="T110" style:family="text">
      <style:text-properties officeooo:rsid="01bdba1c"/>
    </style:style>
    <style:style style:name="T111" style:family="text">
      <style:text-properties officeooo:rsid="01bf0de7"/>
    </style:style>
    <style:style style:name="T112" style:family="text">
      <style:text-properties officeooo:rsid="01bf3931"/>
    </style:style>
    <style:style style:name="T113" style:family="text">
      <style:text-properties officeooo:rsid="01bf99e7"/>
    </style:style>
    <style:style style:name="T114" style:family="text">
      <style:text-properties officeooo:rsid="01c0c17c"/>
    </style:style>
    <style:style style:name="T115" style:family="text">
      <style:text-properties officeooo:rsid="01c51f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<text:s/><text:tab/><text:user-defined style:data-style-name="N0" text:name="Client">Auroville</text:user-defined><text:tab/><text:title>Backup next generation 3.5.x programmer's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next generation 3.5.x programm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7">Table of Contents</text:p>
          </text:index-title>
          <text:p text:style-name="P123"><text:a xlink:type="simple" xlink:href="#__RefHeading__186_1334205824" text:style-name="Internet_20_link" text:visited-style-name="Internet_20_link"><text:s/>1 <text:s/>Introduction<text:tab/>1</text:a></text:p>
          <text:p text:style-name="P124"><text:a xlink:type="simple" xlink:href="#__RefHeading__681_1271462161" text:style-name="Internet_20_link" text:visited-style-name="Internet_20_link"><text:s/>1.1 <text:s/>Related documentation<text:tab/>1</text:a></text:p>
          <text:p text:style-name="P123"><text:a xlink:type="simple" xlink:href="#__RefHeading__2174_1968793592" text:style-name="Internet_20_link" text:visited-style-name="Internet_20_link"><text:s/>2 <text:s/>Files and directories<text:tab/>1</text:a></text:p>
          <text:p text:style-name="P123"><text:a xlink:type="simple" xlink:href="#__RefHeading__2184_1968793592" text:style-name="Internet_20_link" text:visited-style-name="Internet_20_link"><text:s/>3 <text:s/>git<text:tab/>2</text:a></text:p>
          <text:p text:style-name="P123"><text:a xlink:type="simple" xlink:href="#__RefHeading__4346_114266871" text:style-name="Internet_20_link" text:visited-style-name="Internet_20_link"><text:s/>4 <text:s/>Installation procedure<text:tab/>2</text:a></text:p>
          <text:p text:style-name="P123"><text:a xlink:type="simple" xlink:href="#__RefHeading__38058_1117652431" text:style-name="Internet_20_link" text:visited-style-name="Internet_20_link"><text:s/>5 <text:s/>man pages<text:tab/>2</text:a></text:p>
          <text:p text:style-name="P124"><text:a xlink:type="simple" xlink:href="#__RefHeading__2824_1889117757" text:style-name="Internet_20_link" text:visited-style-name="Internet_20_link"><text:s/>5.1 <text:s/>Writing man pages<text:tab/>2</text:a></text:p>
          <text:p text:style-name="P124"><text:a xlink:type="simple" xlink:href="#__RefHeading__2826_1889117757" text:style-name="Internet_20_link" text:visited-style-name="Internet_20_link"><text:s/>5.2 <text:s/>View in-development man pages<text:tab/>2</text:a></text:p>
          <text:p text:style-name="P123"><text:a xlink:type="simple" xlink:href="#__RefHeading__10282_1000003259" text:style-name="Internet_20_link" text:visited-style-name="Internet_20_link"><text:s/>6 <text:s/>Release procedure<text:tab/>3</text:a></text:p>
          <text:p text:style-name="P123"><text:a xlink:type="simple" xlink:href="#__RefHeading__4360_114266871" text:style-name="Internet_20_link" text:visited-style-name="Internet_20_link"><text:s/>7 <text:s/>Running the scripts<text:tab/>3</text:a></text:p>
          <text:p text:style-name="P124"><text:a xlink:type="simple" xlink:href="#__RefHeading__7909_1304397502" text:style-name="Internet_20_link" text:visited-style-name="Internet_20_link"><text:s/>7.1 <text:s/>Running development code<text:tab/>3</text:a></text:p>
          <text:p text:style-name="P125"><text:a xlink:type="simple" xlink:href="#__RefHeading___Toc21188_2580670999" text:style-name="Internet_20_link" text:visited-style-name="Internet_20_link"><text:s/>7.1.1 <text:s/>Scripts run via "Subsidiary script" keyword<text:tab/>3</text:a></text:p>
          <text:p text:style-name="P125"><text:a xlink:type="simple" xlink:href="#__RefHeading___Toc5231_2798690498" text:style-name="Internet_20_link" text:visited-style-name="Internet_20_link"><text:s/>7.1.2 <text:s/>Few changed files and changed files to<text:tab/>3</text:a></text:p>
          <text:p text:style-name="P125"><text:a xlink:type="simple" xlink:href="#__RefHeading___Toc21190_2580670999" text:style-name="Internet_20_link" text:visited-style-name="Internet_20_link"><text:s/>7.1.3 <text:s/>More changed files<text:tab/>3</text:a></text:p>
          <text:p text:style-name="P126"><text:a xlink:type="simple" xlink:href="#__RefHeading___Toc21192_2580670999" text:style-name="Internet_20_link" text:visited-style-name="Internet_20_link"><text:s/>7.1.3.1 <text:s/>Not hotplug<text:tab/>3</text:a></text:p>
          <text:p text:style-name="P126"><text:a xlink:type="simple" xlink:href="#__RefHeading___Toc5233_2798690498" text:style-name="Internet_20_link" text:visited-style-name="Internet_20_link"><text:s/>7.1.3.2 <text:s/>Hotplug<text:tab/>4</text:a></text:p>
          <text:p text:style-name="P123"><text:a xlink:type="simple" xlink:href="#__RefHeading__2188_1968793592" text:style-name="Internet_20_link" text:visited-style-name="Internet_20_link"><text:s/>8 <text:s/>All scripts and functions<text:tab/>4</text:a></text:p>
          <text:p text:style-name="P124"><text:a xlink:type="simple" xlink:href="#__RefHeading__3065_1771236443" text:style-name="Internet_20_link" text:visited-style-name="Internet_20_link"><text:s/>8.1 <text:s/>Array indices<text:tab/>4</text:a></text:p>
          <text:p text:style-name="P124"><text:a xlink:type="simple" xlink:href="#__RefHeading__5144_1583415103" text:style-name="Internet_20_link" text:visited-style-name="Internet_20_link"><text:s/>8.2 <text:s/>Configuration<text:tab/>4</text:a></text:p>
          <text:p text:style-name="P125"><text:a xlink:type="simple" xlink:href="#__RefHeading__2500_1675710487" text:style-name="Internet_20_link" text:visited-style-name="Internet_20_link"><text:s/>8.2.1 <text:s/>Keywords and subkeywords<text:tab/>4</text:a></text:p>
          <text:p text:style-name="P124"><text:a xlink:type="simple" xlink:href="#__RefHeading__2502_1675710487" text:style-name="Internet_20_link" text:visited-style-name="Internet_20_link"><text:s/>8.3 <text:s/>Defect detection and reporting<text:tab/>6</text:a></text:p>
          <text:p text:style-name="P125"><text:a xlink:type="simple" xlink:href="#__RefHeading__5146_1583415103" text:style-name="Internet_20_link" text:visited-style-name="Internet_20_link"><text:s/>8.3.1 <text:s/>Commands<text:tab/>6</text:a></text:p>
          <text:p text:style-name="P124"><text:a xlink:type="simple" xlink:href="#__RefHeading__2176_1968793592" text:style-name="Internet_20_link" text:visited-style-name="Internet_20_link"><text:s/>8.4 <text:s/>File descriptors usage<text:tab/>7</text:a></text:p>
          <text:p text:style-name="P124"><text:a xlink:type="simple" xlink:href="#__RefHeading__2793_594919674" text:style-name="Internet_20_link" text:visited-style-name="Internet_20_link"><text:s/>8.5 <text:s/>Functions<text:tab/>7</text:a></text:p>
          <text:p text:style-name="P125"><text:a xlink:type="simple" xlink:href="#__RefHeading__2504_1675710487" text:style-name="Internet_20_link" text:visited-style-name="Internet_20_link"><text:s/>8.5.1 <text:s/>Naming conventions<text:tab/>7</text:a></text:p>
          <text:p text:style-name="P126"><text:a xlink:type="simple" xlink:href="#__RefHeading__2178_1968793592" text:style-name="Internet_20_link" text:visited-style-name="Internet_20_link"><text:s/>8.5.1.1 <text:s/>Verbs<text:tab/>7</text:a></text:p>
          <text:p text:style-name="P126"><text:a xlink:type="simple" xlink:href="#__RefHeading__2180_1968793592" text:style-name="Internet_20_link" text:visited-style-name="Internet_20_link"><text:s/>8.5.1.2 <text:s/>Nouns<text:tab/>7</text:a></text:p>
          <text:p text:style-name="P126"><text:a xlink:type="simple" xlink:href="#__RefHeading__2182_1968793592" text:style-name="Internet_20_link" text:visited-style-name="Internet_20_link"><text:s/>8.5.1.3 <text:s/>Specifiers<text:tab/>8</text:a></text:p>
          <text:p text:style-name="P125"><text:a xlink:type="simple" xlink:href="#__RefHeading__5150_1583415103" text:style-name="Internet_20_link" text:visited-style-name="Internet_20_link"><text:s/>8.5.2 <text:s/>Variable passing<text:tab/>8</text:a></text:p>
          <text:p text:style-name="P125"><text:a xlink:type="simple" xlink:href="#__RefHeading__2980_829198403" text:style-name="Internet_20_link" text:visited-style-name="Internet_20_link"><text:s/>8.5.3 <text:s/>finalise function<text:tab/>8</text:a></text:p>
          <text:p text:style-name="P124"><text:a xlink:type="simple" xlink:href="#__RefHeading__2795_594919674" text:style-name="Internet_20_link" text:visited-style-name="Internet_20_link"><text:s/>8.6 <text:s/>Line length<text:tab/>8</text:a></text:p>
          <text:p text:style-name="P124"><text:a xlink:type="simple" xlink:href="#__RefHeading___Toc5387_2296176894" text:style-name="Internet_20_link" text:visited-style-name="Internet_20_link"><text:s/>8.7 <text:s/>LVM snapshots<text:tab/>8</text:a></text:p>
          <text:p text:style-name="P124"><text:a xlink:type="simple" xlink:href="#__RefHeading___Toc3602_3746293352" text:style-name="Internet_20_link" text:visited-style-name="Internet_20_link"><text:s/>8.8 <text:s/>Plain text command line documentation (-h output etc.)<text:tab/>9</text:a></text:p>
          <text:p text:style-name="P124"><text:a xlink:type="simple" xlink:href="#__RefHeading___Toc3592_1898069623" text:style-name="Internet_20_link" text:visited-style-name="Internet_20_link"><text:s/>8.9 <text:s/>Shell environment<text:tab/>10</text:a></text:p>
          <text:p text:style-name="P124"><text:a xlink:type="simple" xlink:href="#__RefHeading__3573_1878307145" text:style-name="Internet_20_link" text:visited-style-name="Internet_20_link"><text:s/>8.10 <text:s/>Traps<text:tab/>10</text:a></text:p>
          <text:p text:style-name="P124"><text:a xlink:type="simple" xlink:href="#__RefHeading__5154_1583415103" text:style-name="Internet_20_link" text:visited-style-name="Internet_20_link"><text:s/>8.11 <text:s/>Variables<text:tab/>10</text:a></text:p>
          <text:p text:style-name="P125"><text:a xlink:type="simple" xlink:href="#__RefHeading__3071_1771236443" text:style-name="Internet_20_link" text:visited-style-name="Internet_20_link"><text:s/>8.11.1 <text:s/>Environment variables<text:tab/>10</text:a></text:p>
          <text:p text:style-name="P125"><text:a xlink:type="simple" xlink:href="#__RefHeading__2506_1675710487" text:style-name="Internet_20_link" text:visited-style-name="Internet_20_link"><text:s/>8.11.2 <text:s/>Naming conventions<text:tab/>11</text:a></text:p>
          <text:p text:style-name="P125"><text:a xlink:type="simple" xlink:href="#__RefHeading__3073_1771236443" text:style-name="Internet_20_link" text:visited-style-name="Internet_20_link"><text:s/>8.11.3 <text:s/>Global variables<text:tab/>11</text:a></text:p>
          <text:p text:style-name="P125"><text:a xlink:type="simple" xlink:href="#__RefHeading__3109_1771236443" text:style-name="Internet_20_link" text:visited-style-name="Internet_20_link"><text:s/>8.11.4 <text:s/>Dynamic listing<text:tab/>18</text:a></text:p>
          <text:p text:style-name="P125"><text:a xlink:type="simple" xlink:href="#__RefHeading__2508_1675710487" text:style-name="Internet_20_link" text:visited-style-name="Internet_20_link"><text:s/>8.11.5 <text:s/>fs_spec<text:tab/>18</text:a></text:p>
          <text:p text:style-name="P123"><text:a xlink:type="simple" xlink:href="#__RefHeading___Toc5389_2296176894" text:style-name="Internet_20_link" text:visited-style-name="Internet_20_link"><text:s/>9 <text:s/>Notification plug-ins<text:tab/>18</text:a></text:p>
          <text:p text:style-name="P124"><text:a xlink:type="simple" xlink:href="#__RefHeading___Toc16905_3402321537" text:style-name="Internet_20_link" text:visited-style-name="Internet_20_link"><text:s/>9.1 <text:s/>Syntax<text:tab/>18</text:a></text:p>
          <text:p text:style-name="P124"><text:a xlink:type="simple" xlink:href="#__RefHeading___Toc16907_3402321537" text:style-name="Internet_20_link" text:visited-style-name="Internet_20_link"><text:s/>9.2 <text:s/>stdout and sterr<text:tab/>18</text:a></text:p>
          <text:p text:style-name="P124"><text:a xlink:type="simple" xlink:href="#__RefHeading___Toc16909_3402321537" text:style-name="Internet_20_link" text:visited-style-name="Internet_20_link"><text:s/>9.3 <text:s/>Return/exit code<text:tab/>19</text:a></text:p>
          <text:p text:style-name="P124"><text:a xlink:type="simple" xlink:href="#__RefHeading___Toc16911_3402321537" text:style-name="Internet_20_link" text:visited-style-name="Internet_20_link"><text:s/>9.4 <text:s/>Sharing<text:tab/>19</text:a></text:p>
          <text:p text:style-name="P123"><text:a xlink:type="simple" xlink:href="#__RefHeading___Toc16913_3402321537" text:style-name="Internet_20_link" text:visited-style-name="Internet_20_link"><text:s/>10 <text:s/>Specific scripts<text:tab/>19</text:a></text:p>
          <text:p text:style-name="P124"><text:a xlink:type="simple" xlink:href="#__RefHeading___Toc5391_2296176894" text:style-name="Internet_20_link" text:visited-style-name="Internet_20_link"><text:s/>10.1 <text:s/>remote_agent<text:tab/>19</text:a></text:p>
        </text:index-body>
      </text:table-of-content>
      <text:p text:style-name="Text_20_body"/>
      <text:h text:style-name="P136" text:outline-level="1"><text:bookmark-start text:name="__RefHeading__186_1334205824"/>Introduction<text:bookmark-end text:name="__RefHeading__186_1334205824"/></text:h>
      <text:p text:style-name="Text_20_body">This is the Programmer's Guide for Auroville's backup scripts ne<text:span text:style-name="T38">xt</text:span> generation (bung).</text:p>
      <text:h text:style-name="Heading_20_2" text:outline-level="2"><text:bookmark-start text:name="__RefHeading__681_1271462161"/>Related documentation<text:bookmark-end text:name="__RefHeading__681_1271462161"/></text:h>
      <text:list xml:id="list1067970755" text:style-name="L1">
        <text:list-item>
          <text:p text:style-name="P186">Backup next generation <text:span text:style-name="T57">p</text:span>ublisher's <text:span text:style-name="T57">g</text:span>uide</text:p>
        </text:list-item>
        <text:list-item>
          <text:p text:style-name="P186">Backup next generation <text:span text:style-name="T57">u</text:span>ser <text:span text:style-name="T57">g</text:span>uide</text:p>
        </text:list-item>
        <text:list-item>
          <text:p text:style-name="P186"><text:a xlink:type="simple" xlink:href="https://github.com/CharlesMAtkinson/bung" text:style-name="Internet_20_link" text:visited-style-name="Visited_20_Internet_20_Link">https://github.com/CharlesMAtkinson/bung</text:a> <text:span text:style-name="T85">and </text:span><text:a xlink:type="simple" xlink:href="https://github.com/CharlesMAtkinson/bung_debian_packaging" text:style-name="Internet_20_link" text:visited-style-name="Visited_20_Internet_20_Link"><text:span text:style-name="T85">https://github.com/CharlesMAtkinson/bung_debian_packaging</text:span></text:a><text:span text:style-name="T85"> </text:span></text:p>
        </text:list-item>
      </text:list>
      <text:h text:style-name="Heading_20_1" text:outline-level="1"><text:bookmark-start text:name="__RefHeading__2174_1968793592"/>Files and directories<text:bookmark-end text:name="__RefHeading__2174_1968793592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9">Directory</text:p>
            </table:table-cell>
            <table:table-cell table:style-name="Table2.A1" office:value-type="string">
              <text:p text:style-name="P39">Files</text:p>
            </table:table-cell>
            <table:table-cell table:style-name="Table2.C1" office:value-type="string">
              <text:p text:style-name="P39">Note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ext_20_body">/usr/bin/</text:p>
          </table:table-cell>
          <table:table-cell table:style-name="Table2.A2" office:value-type="string">
            <text:p text:style-name="Standard">*</text:p>
          </table:table-cell>
          <table:table-cell table:style-name="Table2.C2" office:value-type="string">
            <text:p text:style-name="Standard">The scripts</text:p>
          </table:table-cell>
        </table:table-row>
        <table:table-row table:style-name="Table2.1">
          <table:table-cell table:style-name="Table2.A2" office:value-type="string">
            <text:p text:style-name="Text_20_body">/usr/lib/bung</text:p>
          </table:table-cell>
          <table:table-cell table:style-name="Table2.A2" office:value-type="string">
            <text:p text:style-name="Standard">*.fun and *.scrippet</text:p>
          </table:table-cell>
          <table:table-cell table:style-name="Table2.C2" office:value-type="string">
            <text:p text:style-name="Standard">Library – functions and script snippets</text:p>
          </table:table-cell>
        </table:table-row>
        <table:table-row table:style-name="Table2.1">
          <table:table-cell table:style-name="Table2.A2" office:value-type="string">
            <text:p text:style-name="Text_20_body">/usr/share/doc/bung/examples</text:p>
          </table:table-cell>
          <table:table-cell table:style-name="Table2.A2" office:value-type="string">
            <text:p text:style-name="Standard">*sample.conf</text:p>
          </table:table-cell>
          <table:table-cell table:style-name="Table2.C2" office:value-type="string">
            <text:p text:style-name="Standard">Sample configuration files</text:p>
          </table:table-cell>
        </table:table-row>
        <table:table-row table:style-name="Table2.1">
          <table:table-cell table:style-name="Table2.A2" office:value-type="string">
            <text:p text:style-name="Standard">/etc/bung <text:span text:style-name="T31">or ~/etc/bung</text:span>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>Configuration files</text:p>
          </table:table-cell>
        </table:table-row>
        <table:table-row table:style-name="Table2.1">
          <table:table-cell table:style-name="Table2.A2" office:value-type="string">
            <text:p text:style-name="P47">/usr/share/doc/bung-&lt;version&gt;</text:p>
          </table:table-cell>
          <table:table-cell table:style-name="Table2.A2" office:value-type="string">
            <text:p text:style-name="P47"/>
          </table:table-cell>
          <table:table-cell table:style-name="Table2.C2" office:value-type="string">
            <text:p text:style-name="P47">Documentation</text:p>
          </table:table-cell>
        </table:table-row>
        <table:table-row table:style-name="Table2.1">
          <table:table-cell table:style-name="Table2.A2" office:value-type="string">
            <text:p text:style-name="P47">/usr/share/man/man5</text:p>
          </table:table-cell>
          <table:table-cell table:style-name="Table2.A2" office:value-type="string">
            <text:p text:style-name="P47">bung.&lt;component&gt;.5.gz</text:p>
          </table:table-cell>
          <table:table-cell table:style-name="Table2.C2" office:value-type="string">
            <text:p text:style-name="P47">man pages for section 5</text:p>
          </table:table-cell>
        </table:table-row>
        <table:table-row table:style-name="Table2.1">
          <table:table-cell table:style-name="Table2.A2" office:value-type="string">
            <text:p text:style-name="P47">/usr/share/man/man8</text:p>
          </table:table-cell>
          <table:table-cell table:style-name="Table2.A2" office:value-type="string">
            <text:p text:style-name="P47">bung.&lt;component&gt;.8.gz</text:p>
          </table:table-cell>
          <table:table-cell table:style-name="Table2.C2" office:value-type="string">
            <text:p text:style-name="P47">man pages for section 8</text:p>
          </table:table-cell>
        </table:table-row>
        <table:table-row table:style-name="Table2.1">
          <table:table-cell table:style-name="Table2.A2" office:value-type="string">
            <text:p text:style-name="Standard">/<text:span text:style-name="T10">var/backup/mysql</text:span></text:p>
          </table:table-cell>
          <table:table-cell table:style-name="Table2.A2" office:value-type="string">
            <text:p text:style-name="P45">One subdirectory for each database</text:p>
          </table:table-cell>
          <table:table-cell table:style-name="Table2.C2" office:value-type="string">
            <text:p text:style-name="P42">Default mysql_bu backup directory</text:p>
          </table:table-cell>
        </table:table-row>
        <table:table-row table:style-name="Table2.1">
          <table:table-cell table:style-name="Table2.A2" office:value-type="string">
            <text:p text:style-name="P44">/<text:span text:style-name="T10">var/backup/openldap/</text:span></text:p>
          </table:table-cell>
          <table:table-cell table:style-name="Table2.A2" office:value-type="string">
            <text:p text:style-name="P42"/>
          </table:table-cell>
          <table:table-cell table:style-name="Table2.C2" office:value-type="string">
            <text:p text:style-name="P43">Default <text:span text:style-name="T11">openldap</text:span>_bu backup directory</text:p>
          </table:table-cell>
        </table:table-row>
        <table:table-row table:style-name="Table2.1">
          <table:table-cell table:style-name="Table2.A2" office:value-type="string">
            <text:p text:style-name="P44">/<text:span text:style-name="T10">var/backup/postgres</text:span></text:p>
          </table:table-cell>
          <table:table-cell table:style-name="Table2.A2" office:value-type="string">
            <text:p text:style-name="P45">One subdirectory for each database.</text:p>
            <text:p text:style-name="P46">global-&lt;timestamp&gt;.sql</text:p>
          </table:table-cell>
          <table:table-cell table:style-name="Table2.C2" office:value-type="string">
            <text:p text:style-name="P42">Default postgres_bu backup directory</text:p>
          </table:table-cell>
        </table:table-row>
        <table:table-row table:style-name="Table2.1">
          <table:table-cell table:style-name="Table2.A2" office:value-type="string">
            <text:p text:style-name="P41">/<text:span text:style-name="T10">var/backup/sysinfo</text:span></text:p>
          </table:table-cell>
          <table:table-cell table:style-name="Table2.A2" office:value-type="string">
            <text:p text:style-name="P46">sysinfo-&lt;timestamp&gt;</text:p>
          </table:table-cell>
          <table:table-cell table:style-name="Table2.C2" office:value-type="string">
            <text:p text:style-name="P42">Default <text:span text:style-name="T11">sysinfo</text:span>_bu backup directory</text:p>
          </table:table-cell>
        </table:table-row>
        <table:table-row table:style-name="Table2.1">
          <table:table-cell table:style-name="Table2.A2" office:value-type="string">
            <text:p text:style-name="P52">/var/log/bung <text:span text:style-name="T31">or ~/var/log/bung</text:span></text:p>
          </table:table-cell>
          <table:table-cell table:style-name="Table2.A2" office:value-type="string">
            <text:p text:style-name="Standard">&lt;script name&gt;+&lt;conf name&gt;.log</text:p>
          </table:table-cell>
          <table:table-cell table:style-name="Table2.C2" office:value-type="string">
            <text:p text:style-name="Standard">Log files</text:p>
          </table:table-cell>
        </table:table-row>
        <table:table-row table:style-name="Table2.1">
          <table:table-cell table:style-name="Table2.A2" office:value-type="string">
            <text:p text:style-name="P52">/var/log/bung/hotplug <text:span text:style-name="T31">or ~/var/log/bung/hotplug</text:span></text:p>
          </table:table-cell>
          <table:table-cell table:style-name="Table2.A2" office:value-type="string">
            <text:p text:style-name="Standard">&lt;organisation name&gt;</text:p>
          </table:table-cell>
          <table:table-cell table:style-name="Table2.C2" office:value-type="string">
            <text:p text:style-name="Standard">Hotplug device plug-in day and serial number</text:p>
          </table:table-cell>
        </table:table-row>
        <table:table-row table:style-name="Table2.1">
          <table:table-cell table:style-name="Table2.A2" office:value-type="string">
            <text:p text:style-name="P52">/run/bung <text:span text:style-name="T31">or ~/var/run/bung</text:span></text:p>
          </table:table-cell>
          <table:table-cell table:style-name="Table2.A2" office:value-type="string">
            <text:p text:style-name="P47"/>
          </table:table-cell>
          <table:table-cell table:style-name="Table2.C2" office:value-type="string">
            <text:p text:style-name="P47">Temporary directories and files</text:p>
          </table:table-cell>
        </table:table-row>
      </table:table>
      <text:h text:style-name="P128" text:outline-level="1"><text:bookmark-start text:name="__RefHeading__2184_1968793592"/><text:soft-page-break/>git<text:bookmark-end text:name="__RefHeading__2184_1968793592"/></text:h>
      <text:p text:style-name="P18">.<text:span text:style-name="T27">git/info/exclude:</text:span></text:p>
      <text:p text:style-name="P89"># git ls-files --others --exclude-from=.git/info/exclude</text:p>
      <text:p text:style-name="P89"># Lines that start with '#' are comments.</text:p>
      <text:p text:style-name="P89"/>
      <text:p text:style-name="P89">*~</text:p>
      <text:p text:style-name="P88">*.backup</text:p>
      <text:p text:style-name="P88">*.bu0</text:p>
      <text:p text:style-name="P88">*.bu1</text:p>
      <text:p text:style-name="P88">*.bu2</text:p>
      <text:p text:style-name="P88">*.bu3</text:p>
      <text:p text:style-name="P88">*.bu4</text:p>
      <text:p text:style-name="P88">*.bu5</text:p>
      <text:p text:style-name="P88">*.bu6</text:p>
      <text:p text:style-name="P88">*.htm</text:p>
      <text:p text:style-name="P88">*.org</text:p>
      <text:p text:style-name="P88">*.pdf</text:p>
      <text:p text:style-name="P88">*.swp</text:p>
      <text:p text:style-name="P88"/>
      <text:list xml:id="list4256586536" text:style-name="L2">
        <text:list-item>
          <text:p text:style-name="P154">.<text:span text:style-name="T38">backup, </text:span>.bu<text:span text:style-name="T38">*</text:span> and .org are for backup <text:span text:style-name="T38">files</text:span></text:p>
        </text:list-item>
        <text:list-item>
          <text:p text:style-name="P154">.<text:span text:style-name="T27">swp and ~ are for vim and emacs temporary files</text:span></text:p>
        </text:list-item>
      </text:list>
      <text:h text:style-name="P129" text:outline-level="1"><text:bookmark-start text:name="__RefHeading__4346_114266871"/>Installation procedure<text:bookmark-end text:name="__RefHeading__4346_114266871"/></text:h>
      <text:p text:style-name="P6">The installation procedure is described in the user guide. <text:s/><text:span text:style-name="T86">After installation t</text:span><text:span text:style-name="T15">he user guide is in </text:span><text:span text:style-name="T86">the </text:span><text:span text:style-name="T15">/usr/share/doc/bung directory. <text:s/></text:span><text:span text:style-name="T86">Before installation it is </text:span><text:span text:style-name="T87">available from </text:span><text:a xlink:type="simple" xlink:href="https://github.com/CharlesMAtkinson/bung/tree/master/source/usr/share/doc/bung" text:style-name="Internet_20_link" text:visited-style-name="Visited_20_Internet_20_Link"><text:span text:style-name="T87">https://github.com/CharlesMAtkinson/bung/tree/master/source/usr/share/doc/bung</text:span></text:a><text:span text:style-name="T87"> </text:span></text:p>
      <text:h text:style-name="P130" text:outline-level="1"><text:bookmark-start text:name="__RefHeading__38058_1117652431"/>man pages<text:bookmark-end text:name="__RefHeading__38058_1117652431"/></text:h>
      <text:h text:style-name="P137" text:outline-level="2"><text:bookmark-start text:name="__RefHeading__2824_1889117757"/>Writing man pages<text:bookmark-end text:name="__RefHeading__2824_1889117757"/></text:h>
      <text:p text:style-name="P15">The man<text:span text:style-name="T22">(7)</text:span> lists the troff macros used in man pages.</text:p>
      <text:h text:style-name="P137" text:outline-level="2"><text:bookmark-start text:name="__RefHeading__2826_1889117757"/>View in-development man pages<text:bookmark-end text:name="__RefHeading__2826_1889117757"/></text:h>
      <text:p text:style-name="P16">To view a single in-development man page, example (can use -l for --local-file):</text:p>
      <text:p text:style-name="P83"><text:span text:style-name="T1">man --local-file bung.template_file.5</text:span> </text:p>
      <text:p text:style-name="P83"/>
      <text:p text:style-name="P7">To view <text:span text:style-name="T5">all</text:span><text:span text:style-name="T13"> the </text:span>in-development man pages, <text:span text:style-name="T21">in the </text:span><text:span text:style-name="T55">source/usr/share/man directory</text:span>:</text:p>
      <text:p text:style-name="P75">mkdir -p /tmp/man/man{5,8}</text:p>
      <text:p text:style-name="P71">for f in man5/*.5 </text:p>
      <text:p text:style-name="P71">do </text:p>
      <text:p text:style-name="P72"><text:s text:c="4"/><text:span text:style-name="T30">man --local-file $f</text:span></text:p>
      <text:p text:style-name="P72"><text:s text:c="4"/>gzip --to-stdout $f &gt; /<text:span text:style-name="T7">tmp</text:span>/man/man5/${f##*/}.gz</text:p>
      <text:p text:style-name="P71">done</text:p>
      <text:p text:style-name="P73">for f in man8/*.8</text:p>
      <text:p text:style-name="P71">do </text:p>
      <text:p text:style-name="P72"><text:s text:c="4"/><text:span text:style-name="T30">man --local-file $f</text:span></text:p>
      <text:p text:style-name="P72"><text:s text:c="4"/>gzip --to-stdout $f &gt; /<text:span text:style-name="T7">tmp</text:span>/man/man8/${f##*/}.gz</text:p>
      <text:p text:style-name="P71">done</text:p>
      <text:p text:style-name="P81"/>
      <text:p text:style-name="P8">To view the apropos database <text:span text:style-name="T9">entries for in-development man pages</text:span>, as root <text:span text:style-name="T21">in the git tree, in the </text:span><text:span text:style-name="T55">source/usr/share/man directory</text:span>:</text:p>
      <text:p text:style-name="P76">mkdir -p /usr/local/man/man{5,8}</text:p>
      <text:p text:style-name="P74">for f in man5/*.5 </text:p>
      <text:p text:style-name="P71"><text:soft-page-break/>do </text:p>
      <text:p text:style-name="P71"><text:s text:c="4"/>gzip --to-stdout $f &gt; /usr/<text:span text:style-name="T8">local</text:span>/man/man5/${f##*/}.gz </text:p>
      <text:p text:style-name="P71">done</text:p>
      <text:p text:style-name="P74">for f in man8/*.8 </text:p>
      <text:p text:style-name="P71">do </text:p>
      <text:p text:style-name="P71"><text:s text:c="4"/>gzip --to-stdout $f &gt; /usr/<text:span text:style-name="T8">local</text:span>/man/man8/${f##*/}.gz </text:p>
      <text:p text:style-name="P71">done</text:p>
      <text:p text:style-name="P77">mandb</text:p>
      <text:p text:style-name="P77">man -k bung</text:p>
      <text:p text:style-name="P81">...</text:p>
      <text:p text:style-name="P79">rm /usr/local/man/man{5,8}/bung.*.gz</text:p>
      <text:p text:style-name="P78">mandb</text:p>
      <text:h text:style-name="P131" text:outline-level="1"><text:bookmark-start text:name="__RefHeading__10282_1000003259"/>Release procedure<text:bookmark-end text:name="__RefHeading__10282_1000003259"/></text:h>
      <text:p text:style-name="P21">Moved to "<text:span text:style-name="T39">Backup next generation Publisher's Guide</text:span>"</text:p>
      <text:h text:style-name="P132" text:outline-level="1"><text:bookmark-start text:name="__RefHeading__4360_114266871"/>Running the scripts<text:bookmark-end text:name="__RefHeading__4360_114266871"/></text:h>
      <text:p text:style-name="P32">Described in the "Backup next generation user guide"</text:p>
      <text:h text:style-name="P138" text:outline-level="2"><text:bookmark-start text:name="__RefHeading__7909_1304397502"/>Running development code<text:bookmark-end text:name="__RefHeading__7909_1304397502"/></text:h>
      <text:h text:style-name="Heading_20_3" text:outline-level="3"><text:bookmark-start text:name="__RefHeading___Toc21188_2580670999"/>Scripts run via "Subsidiary script" keyword<text:bookmark-end text:name="__RefHeading___Toc21188_2580670999"/></text:h>
      <text:p text:style-name="P38">Replace /usr/bin/* with symlinks to equivalent files in the git repo.</text:p>
      <text:p text:style-name="P37">Th<text:span text:style-name="T48">at</text:span> has to be done rather than using $PATH because the scripts which effect the "Subsidiary script" keyword (super_bu and hotplug_bu) set $PATH</text:p>
      <text:p text:style-name="P36"><text:span text:style-name="T63">S</text:span><text:span text:style-name="T102">et environment variable BUNG_LIB_DIR to the git repo's source/usr/lib/bung directory full path. <text:s/></text:span><text:span text:style-name="T103">Example</text:span></text:p>
      <text:p text:style-name="P122">export BUNG_LIB_DIR='/home/c/d/Websites/nextcloud.charlesatkinson.info/My files/bung/issues/Issue 06 Do not generate an error when the mailx command is not available/source/usr/lib/bung' </text:p>
      <text:h text:style-name="P149" text:outline-level="3"><text:bookmark-start text:name="__RefHeading___Toc5231_2798690498"/><text:span text:style-name="T100">Few </text:span>change<text:span text:style-name="T96">d file</text:span>s <text:span text:style-name="T101">and changed files to</text:span><text:bookmark-end text:name="__RefHeading___Toc5231_2798690498"/></text:h>
      <text:p text:style-name="P33"><text:span text:style-name="T96">Replace </text:span>/usr/bin/<text:span text:style-name="T96">*</text:span> <text:span text:style-name="T96">and </text:span>/usr/lib/bung/*.{fun,scrippet} <text:span text:style-name="T96">files </text:span>with symlinks to equivalent files in the git repo</text:p>
      <text:h text:style-name="Heading_20_3" text:outline-level="3"><text:bookmark-start text:name="__RefHeading___Toc21190_2580670999"/>More changed files<text:bookmark-end text:name="__RefHeading___Toc21190_2580670999"/></text:h>
      <text:h text:style-name="Heading_20_4" text:outline-level="4"><text:bookmark-start text:name="__RefHeading___Toc21192_2580670999"/>Not hotplug<text:bookmark-end text:name="__RefHeading___Toc21192_2580670999"/></text:h>
      <text:list xml:id="list1886995821" text:style-name="L3">
        <text:list-item>
          <text:p text:style-name="P155"><text:span text:style-name="T96">P</text:span><text:span text:style-name="T89">ut</text:span><text:span text:style-name="T88"> the git repo's source/usr/</text:span><text:span text:style-name="T89">bin</text:span><text:span text:style-name="T88"> directory full path </text:span><text:span text:style-name="T89">in </text:span><text:span text:style-name="T88">P</text:span><text:span text:style-name="T89">ATH before /usr/bin. <text:s/></text:span><text:span text:style-name="T99">In case the </text:span><text:span text:style-name="T88">git repo's source/usr/</text:span><text:span text:style-name="T89">bin</text:span><text:span text:style-name="T88"> directory full path </text:span><text:span text:style-name="T99">includes whitespace, use an intermediate symlink. <text:s/>Example</text:span></text:p>
        </text:list-item>
      </text:list>
      <text:p text:style-name="P121"/>
      <text:p text:style-name="P121">ln -s '/home/c/d/Websites/nextcloud.charlesatkinson.info/My files/bung/issues/Issue 06 Do not generate an error when the mailx command is not available/source/usr/bin' /tmp/bindir</text:p>
      <text:p text:style-name="P121"/>
      <text:p text:style-name="P121">PATH=/tmp/bindir:$PATH</text:p>
      <text:p text:style-name="Standard"/>
      <text:list xml:id="list100624884644986" text:continue-numbering="true" text:style-name="L3">
        <text:list-item>
          <text:p text:style-name="P156"><text:span text:style-name="T96">S</text:span><text:span text:style-name="T88">et environment variable BUNG_LIB_DIR to the git repo's source/usr/lib/bung directory full path. <text:s/></text:span><text:span text:style-name="T101">Example above</text:span></text:p>
        </text:list-item>
      </text:list>
      <text:h text:style-name="Heading_20_4" text:outline-level="4"><text:bookmark-start text:name="__RefHeading___Toc5233_2798690498"/><text:soft-page-break/>Hotplug<text:bookmark-end text:name="__RefHeading___Toc5233_2798690498"/></text:h>
      <text:p text:style-name="P17">Change the udev rule to run an intermediate script, <text:span text:style-name="T97">example /root/bin/bung_issue_6_udev.sh</text:span></text:p>
      <text:p text:style-name="P93">#!/bin/bash</text:p>
      <text:p text:style-name="P93"/>
      <text:p text:style-name="P93">ln -s '/home/c/d/Websites/nextcloud.charlesatkinson.info/My files/bung/issues/Issue 06 Do not generate an error when the mailx command is not available/source/usr/bin' /tmp/bindir</text:p>
      <text:p text:style-name="P93">PATH=/tmp/bindir:$PATH</text:p>
      <text:p text:style-name="P93">export BUNG_LIB_DIR='/home/c/d/Websites/nextcloud.charlesatkinson.info/My files/bung/issues/Issue 06 Do not generate an error when the mailx command is not available/source/usr/lib/bung' </text:p>
      <text:p text:style-name="P93"/>
      <text:p text:style-name="P93">hotplug_bu_launcher /tmp/bindir/hotplug_bu -c issue_6-hotplug -u</text:p>
      <text:p text:style-name="P93"/>
      <text:p text:style-name="P34">The <text:span text:style-name="T48">changed</text:span> udev rule</text:p>
      <text:p text:style-name="P93">KERNEL=="sd*", ACTION=="add", ATTR{size}=="9767538688", ATTRS{serial}=="00000000NAB78SKJ", SYMLINK+="hotplug", RUN+="<text:span text:style-name="T98">/root/bin/bung_issue_6_udev.sh</text:span>"</text:p>
      <text:p text:style-name="P93"/>
      <text:p text:style-name="P35">Effect the <text:span text:style-name="T48">changed</text:span> udev rule</text:p>
      <text:p text:style-name="P93"><text:span text:style-name="T4">udevadm control --reload</text:span> </text:p>
      <text:h text:style-name="P133" text:outline-level="1"><text:bookmark-start text:name="__RefHeading__2188_1968793592"/><text:span text:style-name="T46">A</text:span><text:span text:style-name="T45">ll scripts </text:span><text:span text:style-name="T73">and functions</text:span><text:bookmark-end text:name="__RefHeading__2188_1968793592"/></text:h>
      <text:h text:style-name="Heading_20_2" text:outline-level="2"><text:bookmark-start text:name="__RefHeading__3065_1771236443"/>Array indices<text:bookmark-end text:name="__RefHeading__3065_1771236443"/></text:h>
      <text:p text:style-name="P10">Initialised to -1: <text:s/><text:span text:style-name="Screen_20_font">idx=-1</text:span> </text:p>
      <text:p text:style-name="P10">Incremented as the array is populated: <text:span text:style-name="Screen_20_font">array[++idx]=value</text:span> </text:p>
      <text:p text:style-name="P10">This allows a simple for loop to read any and all populated array values:</text:p>
      <text:p text:style-name="P115">for ((i=0;i&gt;idx;i++)) </text:p>
      <text:p text:style-name="P115"/>
      <text:p text:style-name="P11">Configuration arrays <text:span text:style-name="T75">are used for </text:span>repeated keywords "Email for report", <text:span text:style-name="T74">Mount, Post-hook, Pre-hook, Snapshot and "Subsidiary script"</text:span></text:p>
      <text:h text:style-name="P139" text:outline-level="2"><text:bookmark-start text:name="__RefHeading__5144_1583415103"/>Configuration<text:bookmark-end text:name="__RefHeading__5144_1583415103"/></text:h>
      <text:h text:style-name="Heading_20_3" text:outline-level="3"><text:bookmark-start text:name="__RefHeading__2500_1675710487"/><text:span text:style-name="T19">Keywords and s</text:span>ubkeywords<text:bookmark-end text:name="__RefHeading__2500_1675710487"/></text:h>
      <text:p text:style-name="P13">This table is primarily provided to facilitate consistency when choosing new keywords and subkeywords.</text:p>
      <table:table table:name="Subkeywords" table:style-name="Subkeywords">
        <table:table-column table:style-name="Subkeywords.A"/>
        <table:table-column table:style-name="Subkeywords.B"/>
        <table:table-column table:style-name="Subkeywords.C"/>
        <table:table-header-rows>
          <table:table-row table:style-name="TableLine93873875816752">
            <table:table-cell table:style-name="Subkeywords.A1" office:value-type="string">
              <text:p text:style-name="P110">Keyword</text:p>
            </table:table-cell>
            <table:table-cell table:style-name="Subkeywords.A1" office:value-type="string">
              <text:p text:style-name="P110">Subkeyword</text:p>
            </table:table-cell>
            <table:table-cell table:style-name="Subkeywords.C1" office:value-type="string">
              <text:p text:style-name="P111">Notes</text:p>
            </table:table-cell>
          </table:table-row>
        </table:table-header-rows>
        <table:table-row table:style-name="TableLine93873875922128">
          <table:table-cell table:style-name="Subkeywords.A2" table:number-rows-spanned="4" office:value-type="string">
            <text:p text:style-name="P99">Check hotplug usage</text:p>
          </table:table-cell>
          <table:table-cell table:style-name="Subkeywords.A2" office:value-type="string">
            <text:p text:style-name="P99">Organisa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24320">
          <table:covered-table-cell/>
          <table:table-cell table:style-name="Subkeywords.A2" office:value-type="string">
            <text:p text:style-name="P99">Email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25248">
          <table:covered-table-cell/>
          <table:table-cell table:style-name="Subkeywords.A2" office:value-type="string">
            <text:p text:style-name="P99">MaxBackupAg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26656">
          <table:covered-table-cell/>
          <table:table-cell table:style-name="Subkeywords.A2" office:value-type="string">
            <text:p text:style-name="P99">MaxDeviceChangeDay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28256">
          <table:table-cell table:style-name="Subkeywords.A2" office:value-type="string">
            <text:p text:style-name="P98">Email for report</text:p>
          </table:table-cell>
          <table:table-cell table:style-name="Subkeywords.A2" office:value-type="string">
            <text:p text:style-name="P98">no_lo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29456">
          <table:table-cell table:style-name="Subkeywords.A2" table:number-rows-spanned="4" office:value-type="string">
            <text:p text:style-name="P100">Hotplug device</text:p>
          </table:table-cell>
          <table:table-cell table:style-name="Subkeywords.A2" office:value-type="string">
            <text:p text:style-name="P100">missing_device_message_clas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30432">
          <table:covered-table-cell/>
          <table:table-cell table:style-name="Subkeywords.A2" office:value-type="string">
            <text:p text:style-name="P100">notification_email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31952">
          <table:covered-table-cell/>
          <table:table-cell table:style-name="Subkeywords.A2" office:value-type="string">
            <text:p text:style-name="P100">email_wai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33392">
          <table:covered-table-cell/>
          <table:table-cell table:style-name="Subkeywords.A2" office:value-type="string">
            <text:p text:style-name="P100">notification_scree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34912">
          <table:table-cell table:style-name="Subkeywords.A2" office:value-type="string">
            <text:p text:style-name="P98">Log retention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28992">
          <table:table-cell table:style-name="Subkeywords.A2" office:value-type="string">
            <text:p text:style-name="P106">Max memory size</text:p>
          </table:table-cell>
          <table:table-cell table:style-name="Subkeywords.A2" office:value-type="string">
            <text:p text:style-name="P98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36592">
          <table:table-cell table:style-name="Subkeywords.A2" table:number-rows-spanned="3" office:value-type="string">
            <text:p text:style-name="P98">Mount</text:p>
          </table:table-cell>
          <table:table-cell table:style-name="Subkeywords.A2" office:value-type="string">
            <text:p text:style-name="P98">option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37568">
          <table:covered-table-cell/>
          <table:table-cell table:style-name="Subkeywords.A2" office:value-type="string">
            <text:p text:style-name="P98">ignore_already_mounted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39088">
          <table:covered-table-cell/>
          <table:table-cell table:style-name="Subkeywords.A2" office:value-type="string">
            <text:p text:style-name="P98">ignore_files_under_fs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40608">
          <table:table-cell table:style-name="Subkeywords.A2" table:number-rows-spanned="8" office:value-type="string">
            <text:p text:style-name="P100">MySQL</text:p>
          </table:table-cell>
          <table:table-cell table:style-name="Subkeywords.A2" office:value-type="string">
            <text:p text:style-name="P100">compress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41584">
          <table:covered-table-cell/>
          <table:table-cell table:style-name="Subkeywords.A2" office:value-type="string">
            <text:p text:style-name="P100">defaults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43376">
          <table:covered-table-cell/>
          <table:table-cell table:style-name="Subkeywords.A2" office:value-type="string">
            <text:p text:style-name="P100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44896">
          <table:covered-table-cell/>
          <table:table-cell table:style-name="Subkeywords.A2" office:value-type="string">
            <text:p text:style-name="P100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46416">
          <table:covered-table-cell/>
          <table:table-cell table:style-name="Subkeywords.A2" office:value-type="string">
            <text:p text:style-name="P100">dest_dir_window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47936">
          <table:covered-table-cell/>
          <table:table-cell table:style-name="Subkeywords.A2" office:value-type="string">
            <text:p text:style-name="P100">exclud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49456">
          <table:covered-table-cell/>
          <table:table-cell table:style-name="Subkeywords.A2" office:value-type="string">
            <text:p text:style-name="P100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50976">
          <table:covered-table-cell/>
          <table:table-cell table:style-name="Subkeywords.A2" office:value-type="string">
            <text:p text:style-name="P100">timestamp_forma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52496">
          <table:table-cell table:style-name="Subkeywords.A2" office:value-type="string">
            <text:p text:style-name="P106">Number of open files</text:p>
          </table:table-cell>
          <table:table-cell table:style-name="Subkeywords.A2" office:value-type="string">
            <text:p text:style-name="P100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53472">
          <table:table-cell table:style-name="Subkeywords.A2" table:number-rows-spanned="3" office:value-type="string">
            <text:p text:style-name="P100">OpenLDAP</text:p>
          </table:table-cell>
          <table:table-cell table:style-name="Subkeywords.A2" office:value-type="string">
            <text:p text:style-name="P100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54448">
          <table:covered-table-cell/>
          <table:table-cell table:style-name="Subkeywords.A2" office:value-type="string">
            <text:p text:style-name="P100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55968">
          <table:covered-table-cell/>
          <table:table-cell table:style-name="Subkeywords.A2" office:value-type="string">
            <text:p text:style-name="P100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57488">
          <table:table-cell table:style-name="Subkeywords.A2" office:value-type="string">
            <text:p text:style-name="P98">Organisation name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58464">
          <table:table-cell table:style-name="Subkeywords.A2" table:number-rows-spanned="5" office:value-type="string">
            <text:p text:style-name="P103">PostgreSQL</text:p>
          </table:table-cell>
          <table:table-cell table:style-name="Subkeywords.A2" office:value-type="string">
            <text:p text:style-name="P100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59440">
          <table:covered-table-cell/>
          <table:table-cell table:style-name="Subkeywords.A2" office:value-type="string">
            <text:p text:style-name="P100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60960">
          <table:covered-table-cell/>
          <table:table-cell table:style-name="Subkeywords.A2" office:value-type="string">
            <text:p text:style-name="P100">exclud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62480">
          <table:covered-table-cell/>
          <table:table-cell table:style-name="Subkeywords.A2" office:value-type="string">
            <text:p text:style-name="P100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64000">
          <table:covered-table-cell/>
          <table:table-cell table:style-name="Subkeywords.A2" office:value-type="string">
            <text:p text:style-name="P100">timestamp_forma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43024">
          <table:table-cell table:style-name="Subkeywords.A2" table:number-rows-spanned="4" office:value-type="string">
            <text:p text:style-name="P106">Post-hook</text:p>
          </table:table-cell>
          <table:table-cell table:style-name="Subkeywords.A2" office:value-type="string">
            <text:p text:style-name="P106">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66224">
          <table:covered-table-cell/>
          <table:table-cell table:style-name="Subkeywords.A2" office:value-type="string">
            <text:p text:style-name="P106">timeout_msgclas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67744">
          <table:covered-table-cell/>
          <table:table-cell table:style-name="Subkeywords.A2" office:value-type="string">
            <text:p text:style-name="P106">ru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69264">
          <table:covered-table-cell/>
          <table:table-cell table:style-name="Subkeywords.A2" office:value-type="string">
            <text:p text:style-name="P106">&lt;command&gt;</text:p>
          </table:table-cell>
          <table:table-cell table:style-name="Subkeywords.C2" office:value-type="string">
            <text:p text:style-name="P106">Arbitrary string</text:p>
          </table:table-cell>
        </table:table-row>
        <table:table-row table:style-name="TableLine93873875970784">
          <table:table-cell table:style-name="Subkeywords.A2" table:number-rows-spanned="3" office:value-type="string">
            <text:p text:style-name="P108">Pre-hook</text:p>
          </table:table-cell>
          <table:table-cell table:style-name="Subkeywords.A2" office:value-type="string">
            <text:p text:style-name="P107">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71760">
          <table:covered-table-cell/>
          <table:table-cell table:style-name="Subkeywords.A2" office:value-type="string">
            <text:p text:style-name="P107">timeout_msgclas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73280">
          <table:covered-table-cell/>
          <table:table-cell table:style-name="Subkeywords.A2" office:value-type="string">
            <text:p text:style-name="P106">&lt;command&gt;</text:p>
          </table:table-cell>
          <table:table-cell table:style-name="Subkeywords.C2" office:value-type="string">
            <text:p text:style-name="P107">Arbitrary string</text:p>
          </table:table-cell>
        </table:table-row>
        <table:table-row table:style-name="TableLine93873875974800">
          <table:table-cell table:style-name="Subkeywords.A2" table:number-rows-spanned="11" office:value-type="string">
            <text:p text:style-name="P103">rsync</text:p>
          </table:table-cell>
          <table:table-cell table:style-name="Subkeywords.A2" office:value-type="string">
            <text:p text:style-name="P103">backup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75776">
          <table:covered-table-cell/>
          <table:table-cell table:style-name="Subkeywords.A2" office:value-type="string">
            <text:p text:style-name="P100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77296">
          <table:covered-table-cell/>
          <table:table-cell table:style-name="Subkeywords.A2" office:value-type="string">
            <text:p text:style-name="P101">dest_dir_window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80800">
          <table:covered-table-cell/>
          <table:table-cell table:style-name="Subkeywords.A2" office:value-type="string">
            <text:p text:style-name="P103">--exclude-from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82256">
          <table:covered-table-cell/>
          <table:table-cell table:style-name="Subkeywords.A2" office:value-type="string">
            <text:p text:style-name="P103">nocompress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83776">
          <table:covered-table-cell/>
          <table:table-cell table:style-name="Subkeywords.A2" office:value-type="string">
            <text:p text:style-name="P103">no-numeric-id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85296">
          <table:covered-table-cell/>
          <table:table-cell table:style-name="Subkeywords.A2" office:value-type="string">
            <text:p text:style-name="P103">retention</text:p>
          </table:table-cell>
          <table:table-cell table:style-name="Subkeywords.C2" office:value-type="string">
            <text:p text:style-name="P103"/>
          </table:table-cell>
        </table:table-row>
        <table:table-row table:style-name="TableLine93873875986816">
          <table:covered-table-cell/>
          <table:table-cell table:style-name="Subkeywords.A2" office:value-type="string">
            <text:p text:style-name="P104">remote_host_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88336">
          <table:covered-table-cell/>
          <table:table-cell table:style-name="Subkeywords.A2" office:value-type="string">
            <text:p text:style-name="P104">retry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89856">
          <table:covered-table-cell/>
          <table:table-cell table:style-name="Subkeywords.A2" office:value-type="string">
            <text:p text:style-name="P104">--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91376">
          <table:covered-table-cell/>
          <table:table-cell table:style-name="Subkeywords.A2" office:value-type="string">
            <text:p text:style-name="P104">verbos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92896">
          <table:table-cell table:style-name="Subkeywords.A2" office:value-type="string">
            <text:p text:style-name="P99">Shutdown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93872">
          <table:table-cell table:style-name="Subkeywords.A2" table:number-rows-spanned="2" office:value-type="string">
            <text:p text:style-name="P99">Snapshot</text:p>
          </table:table-cell>
          <table:table-cell table:style-name="Subkeywords.A2" office:value-type="string">
            <text:p text:style-name="P99">ignore_files_under_fs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94848">
          <table:covered-table-cell/>
          <table:table-cell table:style-name="Subkeywords.A2" office:value-type="string">
            <text:p text:style-name="P99">siz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96368">
          <table:table-cell table:style-name="Subkeywords.A1" table:number-rows-spanned="3" office:value-type="string">
            <text:p text:style-name="P99">Subsidiary script</text:p>
          </table:table-cell>
          <table:table-cell table:style-name="Subkeywords.A1" office:value-type="string">
            <text:p text:style-name="P99">debug</text:p>
          </table:table-cell>
          <table:table-cell table:style-name="Subkeywords.C1" office:value-type="string">
            <text:p text:style-name="Table_20_Contents"/>
          </table:table-cell>
        </table:table-row>
        <table:table-row table:style-name="TableLine93873875997344">
          <table:covered-table-cell/>
          <table:table-cell table:style-name="Subkeywords.A2" office:value-type="string">
            <text:p text:style-name="P99">ionic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5998864">
          <table:covered-table-cell/>
          <table:table-cell table:style-name="Subkeywords.A2" office:value-type="string">
            <text:p text:style-name="P99">nic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00384">
          <table:table-cell table:style-name="Subkeywords.A2" table:number-rows-spanned="3" office:value-type="string">
            <text:p text:style-name="P105">sysinfo</text:p>
          </table:table-cell>
          <table:table-cell table:style-name="Subkeywords.A2" office:value-type="string">
            <text:p text:style-name="P105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01360">
          <table:covered-table-cell/>
          <table:table-cell table:style-name="Subkeywords.A2" office:value-type="string">
            <text:p text:style-name="P10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02880">
          <table:covered-table-cell/>
          <table:table-cell table:style-name="Subkeywords.A2" office:value-type="string">
            <text:p text:style-name="P105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04400">
          <table:table-cell table:style-name="Subkeywords.A2" table:number-rows-spanned="9" office:value-type="string">
            <text:p text:style-name="P109">Templated</text:p>
          </table:table-cell>
          <table:table-cell table:style-name="Subkeywords.A2" office:value-type="string">
            <text:p text:style-name="P109">templat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05376">
          <table:covered-table-cell/>
          <table:table-cell table:style-name="Subkeywords.A2" office:value-type="string">
            <text:p text:style-name="P109">hostnam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06896">
          <table:covered-table-cell/>
          <table:table-cell table:style-name="Subkeywords.A2" office:value-type="string">
            <text:p text:style-name="P109">identity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08416">
          <table:covered-table-cell/>
          <table:table-cell table:style-name="Subkeywords.A2" office:value-type="string">
            <text:p text:style-name="P109">usernam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09936">
          <table:covered-table-cell/>
          <table:table-cell table:style-name="Subkeywords.A2" office:value-type="string">
            <text:p text:style-name="P109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11456">
          <table:covered-table-cell/>
          <table:table-cell table:style-name="Subkeywords.A2" office:value-type="string">
            <text:p text:style-name="P109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12976">
          <table:covered-table-cell/>
          <table:table-cell table:style-name="Subkeywords.A2" office:value-type="string">
            <text:p text:style-name="P109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14496">
          <table:covered-table-cell/>
          <table:table-cell table:style-name="Subkeywords.A2" office:value-type="string">
            <text:p text:style-name="P109">git_roo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16016">
          <table:covered-table-cell/>
          <table:table-cell table:style-name="Subkeywords.A2" office:value-type="string">
            <text:p text:style-name="P109">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3873876017536">
          <table:table-cell table:style-name="Subkeywords.A2" office:value-type="string">
            <text:p text:style-name="P113">Keyword</text:p>
          </table:table-cell>
          <table:table-cell table:style-name="Subkeywords.A2" office:value-type="string">
            <text:p text:style-name="P114">Subkeyword</text:p>
          </table:table-cell>
          <table:table-cell table:style-name="Subkeywords.C2" office:value-type="string">
            <text:p text:style-name="P112">Notes</text:p>
          </table:table-cell>
        </table:table-row>
      </table:table>
      <text:p text:style-name="P12"/>
      <text:h text:style-name="P141" text:outline-level="2"><text:bookmark-start text:name="__RefHeading__2502_1675710487"/>Defect detection and reporting<text:bookmark-end text:name="__RefHeading__2502_1675710487"/></text:h>
      <text:p text:style-name="P9">Defects are:</text:p>
      <text:list xml:id="list2805258943" text:style-name="L4">
        <text:list-item>
          <text:p text:style-name="P157">Warnings. <text:s/>Identified in messages by "WARN:".</text:p>
        </text:list-item>
        <text:list-item>
          <text:p text:style-name="P157">Errors. <text:s/>Identified in messages by "ERROR:". <text:s/>Errors are fatal. <text:s/>The msg function, on being called with msg_clas E, calls the finalise function.<text:line-break/></text:p>
        </text:list-item>
      </text:list>
      <text:h text:style-name="P150" text:outline-level="3"><text:bookmark-start text:name="__RefHeading__5146_1583415103"/>Commands<text:bookmark-end text:name="__RefHeading__5146_1583415103"/></text:h>
      <text:p text:style-name="P19">All <text:span text:style-name="T40">long-running and remote </text:span>commands should be run via the run_cmd_with_timeout function which ensures consistent defect reporting.</text:p>
      <text:p text:style-name="P19">Usage is described in /usr/lib/bung/run_cmd_with_timeout.fun's header comment.</text:p>
      <text:h text:style-name="P143" text:outline-level="2"><text:bookmark-start text:name="__RefHeading__2176_1968793592"/><text:soft-page-break/>File descriptors usage<text:bookmark-end text:name="__RefHeading__2176_1968793592"/></text:h>
      <text:list xml:id="list1189073236" text:style-name="L5">
        <text:list-item>
          <text:p text:style-name="P187">0 (stdin) - not changed</text:p>
        </text:list-item>
        <text:list-item>
          <text:p text:style-name="P188">1 (stdout) - redirected to log</text:p>
        </text:list-item>
        <text:list-item>
          <text:p text:style-name="P188">2 (stderr) - redirected to log</text:p>
        </text:list-item>
        <text:list-item>
          <text:p text:style-name="P188">3 <text:span text:style-name="T26">C</text:span>onfiguration file</text:p>
        </text:list-item>
        <text:list-item>
          <text:p text:style-name="P187">9 PID file</text:p>
        </text:list-item>
        <text:list-item>
          <text:p text:style-name="P188">1<text:span text:style-name="T25">1</text:span> <text:span text:style-name="T25">saved </text:span>stdout <text:span text:style-name="T25">fd</text:span></text:p>
        </text:list-item>
        <text:list-item>
          <text:p text:style-name="P188"><text:span text:style-name="T25">1</text:span>2 <text:span text:style-name="T25">saved </text:span>stderr <text:span text:style-name="T25">fd</text:span></text:p>
        </text:list-item>
      </text:list>
      <text:h text:style-name="P140" text:outline-level="2"><text:bookmark-start text:name="__RefHeading__2793_594919674"/>Functions<text:bookmark-end text:name="__RefHeading__2793_594919674"/></text:h>
      <text:h text:style-name="Heading_20_3" text:outline-level="3"><text:bookmark-start text:name="__RefHeading__2504_1675710487"/><text:span text:style-name="T19">N</text:span>am<text:span text:style-name="T20">ing conventions</text:span><text:bookmark-end text:name="__RefHeading__2504_1675710487"/></text:h>
      <text:h text:style-name="Heading_20_4" text:outline-level="4"><text:bookmark-start text:name="__RefHeading__2178_1968793592"/>Verbs<text:bookmark-end text:name="__RefHeading__2178_1968793592"/></text:h>
      <text:p text:style-name="P10">Function names generally start with a verb:</text:p>
      <text:list xml:id="list363688958" text:style-name="L6">
        <text:list-item>
          <text:p text:style-name="P158">backup</text:p>
        </text:list-item>
        <text:list-item>
          <text:p text:style-name="P158">ck <text:s/>Check. <text:s/>Generic.</text:p>
        </text:list-item>
        <text:list-item>
          <text:p text:style-name="P158">do <text:s/>act</text:p>
        </text:list-item>
        <text:list-item>
          <text:p text:style-name="P158">err_trap <text:s/>Error trap. <text:s/>Typically uses a ck function to validity and, if not valid, generates and error message.</text:p>
        </text:list-item>
        <text:list-item>
          <text:p text:style-name="P158">finalise</text:p>
        </text:list-item>
        <text:list-item>
          <text:p text:style-name="P158">get </text:p>
        </text:list-item>
        <text:list-item>
          <text:p text:style-name="P158">initialise</text:p>
        </text:list-item>
        <text:list-item>
          <text:p text:style-name="P158">msg</text:p>
        </text:list-item>
        <text:list-item>
          <text:p text:style-name="P158">parse <text:s/><text:span text:style-name="T14">Example: parse_conf</text:span></text:p>
        </text:list-item>
        <text:list-item>
          <text:p text:style-name="P158">postprocess <text:s/>Example: postprocess_mount_conf</text:p>
        </text:list-item>
        <text:list-item>
          <text:p text:style-name="P158">remove</text:p>
        </text:list-item>
        <text:list-item>
          <text:p text:style-name="P159">report</text:p>
        </text:list-item>
        <text:list-item>
          <text:p text:style-name="P158">run </text:p>
        </text:list-item>
        <text:list-item>
          <text:p text:style-name="P158">send </text:p>
        </text:list-item>
        <text:list-item>
          <text:p text:style-name="P158">update <text:line-break/></text:p>
        </text:list-item>
      </text:list>
      <text:p text:style-name="P10">Exceptions:</text:p>
      <text:list xml:id="list2077519719" text:style-name="L7">
        <text:list-item>
          <text:p text:style-name="P160">fct <text:s/>Function call trace</text:p>
        </text:list-item>
        <text:list-item>
          <text:p text:style-name="P160">is <text:s/>Start of a question, example: is_fs_mounted</text:p>
        </text:list-item>
        <text:list-item>
          <text:p text:style-name="P160">my <text:s/>variation on a common command, example: my_cat</text:p>
        </text:list-item>
        <text:list-item>
          <text:p text:style-name="P160">usage</text:p>
        </text:list-item>
      </text:list>
      <text:h text:style-name="Heading_20_4" text:outline-level="4"><text:bookmark-start text:name="__RefHeading__2180_1968793592"/>Nouns<text:bookmark-end text:name="__RefHeading__2180_1968793592"/></text:h>
      <text:list xml:id="list4183363713" text:style-name="L8">
        <text:list-item>
          <text:p text:style-name="P161">conf <text:s/>Configuration. <text:s/>Example: postprocess_mount_conf</text:p>
        </text:list-item>
        <text:list-item>
          <text:p text:style-name="P161">file</text:p>
        </text:list-item>
        <text:list-item>
          <text:p text:style-name="P161">fs <text:s/>File system</text:p>
        </text:list-item>
        <text:list-item>
          <text:p text:style-name="P161">hotplug_usage</text:p>
        </text:list-item>
        <text:list-item>
          <text:p text:style-name="P162">ip_address</text:p>
        </text:list-item>
        <text:list-item>
          <text:p text:style-name="P161">mount</text:p>
        </text:list-item>
        <text:list-item>
          <text:p text:style-name="P161">notification</text:p>
        </text:list-item>
        <text:list-item>
          <text:p text:style-name="P161">pid <text:s/>Process ID (PID)</text:p>
        </text:list-item>
        <text:list-item>
          <text:p text:style-name="P161">snapshot <text:s/>LVM snapshot</text:p>
        </text:list-item>
        <text:list-item>
          <text:p text:style-name="P161"><text:soft-page-break/>uint <text:s/>Unsigned integer</text:p>
        </text:list-item>
      </text:list>
      <text:h text:style-name="Heading_20_4" text:outline-level="4"><text:bookmark-start text:name="__RefHeading__2182_1968793592"/>Specifiers<text:bookmark-end text:name="__RefHeading__2182_1968793592"/></text:h>
      <text:p text:style-name="P10">Make the noun specific:</text:p>
      <text:p text:style-name="P10">mount <text:s/>Example: postprocess_mount_conf</text:p>
      <text:h text:style-name="P151" text:outline-level="3"><text:bookmark-start text:name="__RefHeading__5150_1583415103"/>Variable passing<text:bookmark-end text:name="__RefHeading__5150_1583415103"/></text:h>
      <text:list xml:id="list4127132513" text:style-name="L9">
        <text:list-item>
          <text:p text:style-name="P163">Pass values by argument (to make them visible) and parse them into local values with the same name as used by caller, using a readonly local variable whenever possible</text:p>
        </text:list-item>
        <text:list-item>
          <text:p text:style-name="P164">Pass arrays as globals or inherited locals (no choice; arrays cannot be passed as arguments in bash)</text:p>
        </text:list-item>
      </text:list>
      <text:p text:style-name="P51"/>
      <text:p text:style-name="Text_20_body">In the fct call, defend against unset variables.</text:p>
      <text:p text:style-name="P20">Trap unexpected number of arguments.</text:p>
      <text:p text:style-name="P20">Example:</text:p>
      <text:p text:style-name="P86"><text:s text:c="4"/>fct "${FUNCNAME[0]}" "started with keyword: ${1:-}, value: ${2:-}, line_n: ${3:-}"</text:p>
      <text:p text:style-name="P86"><text:s text:c="4"/>local ...</text:p>
      <text:p text:style-name="P86"/>
      <text:p text:style-name="P86"><text:s text:c="4"/># Parse arguments</text:p>
      <text:p text:style-name="P86"><text:s text:c="4"/># ~~~~~~~~~~~~~~~</text:p>
      <text:p text:style-name="P86"><text:s text:c="4"/>if (($<text:span text:style-name="T28">#</text:span>!=3)); then</text:p>
      <text:p text:style-name="P86"><text:s text:c="8"/>msg="Programmming error: ${FUNCNAME[0]} called with $<text:span text:style-name="T29">#</text:span> arguments instead of 3"</text:p>
      <text:p text:style-name="P86"><text:s text:c="8"/>msg E "$msg (args: $*)"</text:p>
      <text:p text:style-name="P86"><text:s text:c="4"/>fi</text:p>
      <text:p text:style-name="P86"><text:s text:c="4"/>local -r keyword=$1</text:p>
      <text:p text:style-name="P86"><text:s text:c="4"/>local -r value=$2</text:p>
      <text:p text:style-name="P86"><text:s text:c="4"/>local -r line_n=$3</text:p>
      <text:h text:style-name="P152" text:outline-level="3"><text:bookmark-start text:name="__RefHeading__2980_829198403"/>finalise function<text:bookmark-end text:name="__RefHeading__2980_829198403"/></text:h>
      <text:p text:style-name="P9">The finalise function may be called:</text:p>
      <text:list xml:id="list1708110194" text:style-name="L10">
        <text:list-item>
          <text:p text:style-name="P166">Routinely. <text:s/>As the last step in a bung scripts exec<text:span text:style-name="T41">u</text:span>tion.</text:p>
        </text:list-item>
        <text:list-item>
          <text:p text:style-name="P166">After an error is detected.</text:p>
        </text:list-item>
        <text:list-item>
          <text:p text:style-name="P165">At any time when a trap <text:span text:style-name="T16">is actioned<text:line-break/></text:span></text:p>
        </text:list-item>
      </text:list>
      <text:p text:style-name="P48">To serve these disparate needs:</text:p>
      <text:list xml:id="list3291776634" text:style-name="L11">
        <text:list-item>
          <text:p text:style-name="P167">To allow finalise to tidy up before exiting, changes that need to be undone are noted with global variables named &lt;change name&gt;_flag and the <text:span text:style-name="T17">d</text:span>ata required to undo those changes is kept in global variables.</text:p>
        </text:list-item>
        <text:list-item>
          <text:p text:style-name="P167">finalise uses the same functions to undo the changes as are used when they are undone routinely.</text:p>
        </text:list-item>
        <text:list-item>
          <text:p text:style-name="P167">$finalising_flag is used to prevent recursive calls when errors are encountered while finalise is running</text:p>
        </text:list-item>
      </text:list>
      <text:h text:style-name="P144" text:outline-level="2"><text:bookmark-start text:name="__RefHeading__2795_594919674"/>Line length<text:bookmark-end text:name="__RefHeading__2795_594919674"/></text:h>
      <text:p text:style-name="P26">Maximum 132 characters. <text:s/>The previous maximum was 80 characters</text:p>
      <text:h text:style-name="P145" text:outline-level="2"><text:bookmark-start text:name="__RefHeading___Toc5387_2296176894"/>LVM snapshots<text:bookmark-end text:name="__RefHeading___Toc5387_2296176894"/></text:h>
      <text:p text:style-name="P14">Internally the scripts generate mount configuration data for snapshots, similar to the data created for a Mount configuration.</text:p>
      <text:p text:style-name="P14">The process is spread over two functions:</text:p>
      <text:list xml:id="list993688953" text:style-name="L12">
        <text:list-item>
          <text:p text:style-name="P189"><text:soft-page-break/>Function parse_conf_snapshot parses any configuration file Snapshot line and starts the process with:</text:p>
        </text:list-item>
      </text:list>
      <text:p text:style-name="P87"><text:s text:c="8"/># Set the cross-reference indices</text:p>
      <text:p text:style-name="P87"><text:s text:c="8"/># ~~~~~~~~~~~~~~~~~~~~~~~~~~~~~~~</text:p>
      <text:p text:style-name="P87"><text:s text:c="8"/>mount_snapshot_idx[mount_idx]=$snapshot_idx</text:p>
      <text:p text:style-name="P87"><text:s text:c="8"/>snapshot_mount_idx[snapshot_idx]=$mount_idx</text:p>
      <text:p text:style-name="P87"/>
      <text:p text:style-name="P87"><text:s text:c="8"/># Set default values</text:p>
      <text:p text:style-name="P87"><text:s text:c="8"/># ~~~~~~~~~~~~~~~~~~</text:p>
      <text:p text:style-name="P87"><text:s text:c="8"/>mount_fsck[mount_idx]=$true</text:p>
      <text:p text:style-name="P87"><text:s text:c="8"/>mount_ignore_already_mounted[mount_idx]=$false</text:p>
      <text:p text:style-name="P87"><text:s text:c="8"/>mount_ignore_files_under_fs_file[mount_idx]=$false</text:p>
      <text:p text:style-name="P87"><text:s text:c="8"/>mount_notification_email[mount_idx]=</text:p>
      <text:p text:style-name="P87"><text:s text:c="8"/>mount_o_option[mount_idx]=<text:line-break/></text:p>
      <text:list xml:id="list100625222542939" text:continue-numbering="true" text:style-name="L12">
        <text:list-item>
          <text:p text:style-name="P189">Function postprocess_snapshot_conf is run by all scripts which have Snapshot as a valid configuration keyword. <text:s/>It completes the process with:</text:p>
        </text:list-item>
      </text:list>
      <text:p text:style-name="P116"><text:s text:c="4"/># Complete the data for each snapshot</text:p>
      <text:p text:style-name="P116"><text:s text:c="4"/># ~~~~~~~~~~~~~~~~~~~~~~~~~~~~~~~~~~~</text:p>
      <text:p text:style-name="P116"><text:s text:c="4"/>for ((i=0;i&lt;=snapshot_idx;i++))</text:p>
      <text:p text:style-name="P116"><text:s text:c="4"/>do</text:p>
      <text:p text:style-name="P82"><text:s text:c="11"/>...</text:p>
      <text:p text:style-name="P82"/>
      <text:p text:style-name="P82"><text:s text:c="11"/># Set up for mounting</text:p>
      <text:p text:style-name="P82"><text:s text:c="11"/># ~~~~~~~~~~~~~~~~~~~</text:p>
      <text:p text:style-name="P82"><text:s text:c="11"/>j=${snapshot_mount_idx[i]}</text:p>
      <text:p text:style-name="P82"><text:s text:c="11"/>mount_fs_spec[j]=${snapshot_mapper[i]}</text:p>
      <text:p text:style-name="P82"><text:s text:c="11"/>mount_fs_spec_conf[j]=${snapshot_mapper[i]}</text:p>
      <text:p text:style-name="P82"><text:s text:c="8"/>...</text:p>
      <text:p text:style-name="P82"><text:s text:c="7"/>done</text:p>
      <text:h text:style-name="P146" text:outline-level="2"><text:bookmark-start text:name="__RefHeading___Toc3602_3746293352"/>Plain text command line documentation (-h output etc.)<text:bookmark-end text:name="__RefHeading___Toc3602_3746293352"/></text:h>
      <text:p text:style-name="Text_20_body">To be used in header comments as well as -h output</text:p>
      <table:table table:name="Plaintextcommandlinedocumentation" table:style-name="Plaintextcommandlinedocumentation">
        <table:table-column table:style-name="Plaintextcommandlinedocumentation.A"/>
        <table:table-column table:style-name="Plaintextcommandlinedocumentation.B"/>
        <table:table-header-rows>
          <table:table-row table:style-name="TableLine93873875800752">
            <table:table-cell table:style-name="Plaintextcommandlinedocumentation.A1" office:value-type="string">
              <text:p text:style-name="P39">Style</text:p>
            </table:table-cell>
            <table:table-cell table:style-name="Plaintextcommandlinedocumentation.A1" office:value-type="string">
              <text:p text:style-name="P39">Meaning</text:p>
            </table:table-cell>
          </table:table-row>
        </table:table-header-rows>
        <table:table-row table:style-name="TableLine93873876066208">
          <table:table-cell table:style-name="Plaintextcommandlinedocumentation.A1" office:value-type="string">
            <text:p text:style-name="P62">Text without brackets or braces</text:p>
          </table:table-cell>
          <table:table-cell table:style-name="Plaintextcommandlinedocumentation.A1" office:value-type="string">
            <text:p text:style-name="P62">Items you must type as shown</text:p>
          </table:table-cell>
        </table:table-row>
        <table:table-row table:style-name="TableLine93873876069920">
          <table:table-cell table:style-name="Plaintextcommandlinedocumentation.A1" office:value-type="string">
            <text:p text:style-name="P63">&lt;Text inside angle brackets&gt;</text:p>
          </table:table-cell>
          <table:table-cell table:style-name="Plaintextcommandlinedocumentation.A1" office:value-type="string">
            <text:p text:style-name="P63">Placeholder for which you must supply a value</text:p>
          </table:table-cell>
        </table:table-row>
        <table:table-row table:style-name="TableLine93873876072000">
          <table:table-cell table:style-name="Plaintextcommandlinedocumentation.A1" office:value-type="string">
            <text:p text:style-name="P63">[Text inside square brackets]</text:p>
          </table:table-cell>
          <table:table-cell table:style-name="Plaintextcommandlinedocumentation.A1" office:value-type="string">
            <text:p text:style-name="P63">Optional items</text:p>
          </table:table-cell>
        </table:table-row>
        <table:table-row table:style-name="TableLine93873876076272">
          <table:table-cell table:style-name="Plaintextcommandlinedocumentation.A1" office:value-type="string">
            <text:p text:style-name="P64">{Text inside braces}</text:p>
          </table:table-cell>
          <table:table-cell table:style-name="Plaintextcommandlinedocumentation.A1" office:value-type="string">
            <text:p text:style-name="P64">Set of required items; choose one</text:p>
          </table:table-cell>
        </table:table-row>
        <table:table-row table:style-name="TableLine93873876091312">
          <table:table-cell table:style-name="Plaintextcommandlinedocumentation.A1" office:value-type="string">
            <text:p text:style-name="P61">Vertical bar |</text:p>
          </table:table-cell>
          <table:table-cell table:style-name="Plaintextcommandlinedocumentation.A1" office:value-type="string">
            <text:p text:style-name="P61">Separator for mutually exclusive items; choose one</text:p>
          </table:table-cell>
        </table:table-row>
        <table:table-row table:style-name="TableLine93873876094160">
          <table:table-cell table:style-name="Plaintextcommandlinedocumentation.A1" office:value-type="string">
            <text:p text:style-name="P61">… </text:p>
          </table:table-cell>
          <table:table-cell table:style-name="Plaintextcommandlinedocumentation.A1" office:value-type="string">
            <text:p text:style-name="P61">Items that can be repeated</text:p>
          </table:table-cell>
        </table:table-row>
      </table:table>
      <text:p text:style-name="P60"/>
      <text:p text:style-name="P62">Notes</text:p>
      <text:list xml:id="list587929598" text:style-name="L13">
        <text:list-item>
          <text:p text:style-name="P169"><text:span text:style-name="T93">The content </text:span><text:span text:style-name="T94">of the table above </text:span><text:span text:style-name="T93">is found, with variations, in many places on the Internet. <text:s/>The original may have been </text:span><text:a xlink:type="simple" xlink:href="https://learn.microsoft.com/en-us/previous-versions/windows/it-pro/windows-server-2012-r2-and-2012/cc771080(v=ws.11" text:style-name="Internet_20_link" text:visited-style-name="Visited_20_Internet_20_Link"><text:span text:style-name="T91">https://learn.microsoft.com/en-us/previous-versions/windows/it-pro/windows-server-2012-r2-and-2012/cc771080(v=ws.11</text:span></text:a><text:span text:style-name="T91">)</text:span></text:p>
        </text:list-item>
        <text:list-item>
          <text:p text:style-name="P169"><text:span text:style-name="T93">The </text:span><text:span text:style-name="T62">want</text:span><text:span text:style-name="T93"> was to </text:span><text:span text:style-name="T60">harmonise with</text:span><text:span text:style-name="T93"> man pages </text:span><text:span text:style-name="T95">but</text:span></text:p>
          <text:list>
            <text:list-item>
              <text:p text:style-name="P169"><text:span text:style-name="T93">Bold and italic is not available </text:span><text:span text:style-name="T94">in plain text</text:span><text:span text:style-name="T93">. <text:s/>From </text:span><text:span text:style-name="T58">the</text:span><text:span text:style-name="T93"> </text:span><text:span text:style-name="T91">man (7) page SYNOPSIS section </text:span><text:span text:style-name="T94">"</text:span>briefly describes the command or function's interface. For commands, this shows the syntax of the command and its arguments (including options); boldface is used for as-is text and italics are used to indicate replaceable arguments. Brackets ([]) surround optional arguments, vertical bars (|) separate choices, and ellipses (...) can be repeated<text:span text:style-name="T94">"</text:span>.</text:p>
            </text:list-item>
            <text:list-item>
              <text:p text:style-name="P173">Man pages do not have a format for a set of required options of which one must be chosen. <text:s/>For example for {-b &lt;body&gt;|-B &lt;path&gt;}</text:p>
            </text:list-item>
          </text:list>
        </text:list-item>
        <text:list-item>
          <text:p text:style-name="P170"><text:span text:style-name="T59">Other </text:span><text:span text:style-name="T61">standards</text:span><text:span text:style-name="T59">, rejected</text:span></text:p>
          <text:list>
            <text:list-item>
              <text:p text:style-name="P171"><text:soft-page-break/><text:a xlink:type="simple" xlink:href="https://pubs.opengroup.org/onlinepubs/9699919799/basedefs/V1_chap12.html" text:style-name="Internet_20_link" text:visited-style-name="Visited_20_Internet_20_Link">https://pubs.opengroup.org/onlinepubs/9699919799/basedefs/V1_chap12.html</text:a></text:p>
              <text:list>
                <text:list-item>
                  <text:p text:style-name="P171"><text:span text:style-name="T60">N</text:span>o <text:span text:style-name="T60">equivalent of</text:span><text:span text:style-name="T90"> { … }</text:span></text:p>
                </text:list-item>
                <text:list-item>
                  <text:p text:style-name="P168">no | in the | example</text:p>
                </text:list-item>
                <text:list-item>
                  <text:p text:style-name="P168">A weird lack of space in, for example <text:span text:style-name="Screen_20_font">utility_name[-a][-b]</text:span> rather than <text:span text:style-name="Screen_20_font">utility_name [-a] [-b]</text:span></text:p>
                </text:list-item>
              </text:list>
            </text:list-item>
            <text:list-item>
              <text:p text:style-name="P172"><text:a xlink:type="simple" xlink:href="http://docopt.org/" text:style-name="Internet_20_link" text:visited-style-name="Visited_20_Internet_20_Link">http://docopt.org</text:a> <text:span text:style-name="T90">is nice but uses ( … ) instead of the more established { … }</text:span></text:p>
            </text:list-item>
            <text:list-item>
              <text:p text:style-name="P172"><text:a xlink:type="simple" xlink:href="https://www.gnu.org/prep/standards/standards.html#g_t_002d_002dhelp" text:style-name="Internet_20_link" text:visited-style-name="Visited_20_Internet_20_Link">https://www.gnu.org/prep/standards/standards.html#g_t_002d_002dhelp</text:a> <text:span text:style-name="T92">is far from complete and what is there is far from conventional</text:span></text:p>
            </text:list-item>
          </text:list>
        </text:list-item>
      </text:list>
      <text:h text:style-name="P147" text:outline-level="2"><text:bookmark-start text:name="__RefHeading___Toc3592_1898069623"/><text:span text:style-name="T37">S</text:span>hell environment<text:bookmark-end text:name="__RefHeading___Toc3592_1898069623"/></text:h>
      <text:p text:style-name="Text_20_body">Configured by initialise_1.scrippet:</text:p>
      <text:p text:style-name="P85"><text:s text:c="4"/># Configure shell environment</text:p>
      <text:p text:style-name="P85"><text:s text:c="4"/># ~~~~~~~~~~~~~~~~~~~~~~~~~~~</text:p>
      <text:p text:style-name="P85"><text:s text:c="4"/>buf=$(locale --all-locales | grep 'en_.*utf8')</text:p>
      <text:p text:style-name="P85"><text:s text:c="4"/>if [[ $buf = '' ]]; then</text:p>
      <text:p text:style-name="P85"><text:s text:c="8"/>echo 'ERROR: locale --all-locales did not list any English UTF8 locales' &gt;&amp;2</text:p>
      <text:p text:style-name="P85"><text:s text:c="8"/>exit 1</text:p>
      <text:p text:style-name="P85"><text:s text:c="4"/>fi</text:p>
      <text:p text:style-name="P85"><text:s text:c="4"/>export LANG=${buf%%$'\n'*}</text:p>
      <text:p text:style-name="P85"><text:s text:c="4"/>export LANGUAGE=$LANG</text:p>
      <text:p text:style-name="P85"><text:s text:c="4"/>for var_name in LC_ADDRESS LC_ALL LC_COLLATE LC_CTYPE LC_IDENTIFICATION \</text:p>
      <text:p text:style-name="P85"><text:s text:c="8"/>LC_MEASUREMENT LC_MESSAGES LC_MONETARY LC_NAME LC_NUMERIC LC_PAPER \</text:p>
      <text:p text:style-name="P85"><text:s text:c="8"/>LC_TELEPHONE LC_TIME</text:p>
      <text:p text:style-name="P85"><text:s text:c="4"/>do</text:p>
      <text:p text:style-name="P85"><text:s text:c="8"/>unset $var_name</text:p>
      <text:p text:style-name="P85"><text:s text:c="4"/>done</text:p>
      <text:p text:style-name="P85"/>
      <text:p text:style-name="P85"><text:s text:c="4"/>export PATH=/usr/local/bin:/usr/sbin:/sbin:/usr/bin:/bin</text:p>
      <text:p text:style-name="P85"><text:s text:c="4"/>IFS=$' \n\t'</text:p>
      <text:p text:style-name="P85"><text:s text:c="4"/>set -o nounset</text:p>
      <text:p text:style-name="P85"><text:s text:c="4"/>shopt -s extglob <text:s text:c="11"/># Enable extended pattern matching operators</text:p>
      <text:p text:style-name="P85"><text:s text:c="4"/>unset CDPATH <text:s text:c="15"/># Ensure cd behaves as expected</text:p>
      <text:p text:style-name="P85"><text:s text:c="4"/>umask 022</text:p>
      <text:h text:style-name="P142" text:outline-level="2"><text:bookmark-start text:name="__RefHeading__3573_1878307145"/>Traps<text:bookmark-end text:name="__RefHeading__3573_1878307145"/></text:h>
      <text:p text:style-name="P9">At any time, a trapped event may transfer control to finalise().</text:p>
      <text:h text:style-name="P148" text:outline-level="2"><text:bookmark-start text:name="__RefHeading__5154_1583415103"/>Variables<text:bookmark-end text:name="__RefHeading__5154_1583415103"/></text:h>
      <text:h text:style-name="Heading_20_3" text:outline-level="3"><text:bookmark-start text:name="__RefHeading__3071_1771236443"/>Environment variables<text:bookmark-end text:name="__RefHeading__3071_1771236443"/></text:h>
      <text:p text:style-name="P30"><text:span text:style-name="T78">Every script </text:span><text:span text:style-name="T54">uses</text:span><text:span text:style-name="T78"> bung library files via BUNG_LIB_DIR </text:span><text:span text:style-name="T79">which can be set to override the standard bung library</text:span></text:p>
      <text:p text:style-name="P91">export BUNG_LIB_DIR=${BUNG_LIB_DIR:-/usr/lib/bung}</text:p>
      <text:p text:style-name="P91"/>
      <text:p text:style-name="P31"><text:span text:style-name="T79">The other environment variables are set, </text:span><text:span text:style-name="T80">unset</text:span><text:span text:style-name="T79"> or used by initialise_1.scrippet.</text:span></text:p>
      <text:p text:style-name="P30">Environment variables BUNG_ETC_DIR, BUNG_LOG_DIR <text:span text:style-name="T77">and BUNG_TMP_DIR </text:span><text:span text:style-name="T78">can be used to override the default configuration, log and temporary directories</text:span>:</text:p>
      <text:p text:style-name="P90"><text:s text:c="4"/># Default the conf, log and tmp dirs</text:p>
      <text:p text:style-name="P90"><text:s text:c="4"/># ~~~~~~~~~~~~~~~~~~~~~~~~~~~~~~~~~~</text:p>
      <text:p text:style-name="P90"><text:s text:c="4"/>user_name=$(id --user --name)</text:p>
      <text:p text:style-name="P90"><text:s text:c="4"/>if [[ $user_name = root ]]; then</text:p>
      <text:p text:style-name="P90"><text:s text:c="8"/>conf_dir=/etc/bung</text:p>
      <text:p text:style-name="P90"><text:s text:c="8"/>log_dir=/var/log/bung</text:p>
      <text:p text:style-name="P90"><text:s text:c="8"/>tmp_dir_root=/run/bung</text:p>
      <text:p text:style-name="P90"><text:s text:c="4"/>else</text:p>
      <text:p text:style-name="P90"><text:s text:c="8"/>...</text:p>
      <text:p text:style-name="P90"><text:s text:c="8"/>conf_dir=$user_home_dir/etc/bung</text:p>
      <text:p text:style-name="P90"><text:s text:c="8"/>log_dir=$user_home_dir/var/log/bung</text:p>
      <text:p text:style-name="P90"><text:soft-page-break/><text:s text:c="8"/>tmp_dir_root=$user_home_dir/var/run/bung</text:p>
      <text:p text:style-name="P90"><text:s text:c="4"/>fi</text:p>
      <text:p text:style-name="P90"><text:s text:c="4"/># Envars have the higest priority below command line options</text:p>
      <text:p text:style-name="P90"><text:s text:c="4"/>if [[ ${BUNG_ETC_DIR:-} != '' ]]; then</text:p>
      <text:p text:style-name="P90"><text:s text:c="8"/>conf_dir=$BUNG_ETC_DIR</text:p>
      <text:p text:style-name="P90"><text:s text:c="4"/>fi</text:p>
      <text:p text:style-name="P90"><text:s text:c="4"/>if [[ ${BUNG_LOG_DIR:-} != '' ]]; then</text:p>
      <text:p text:style-name="P90"><text:s text:c="8"/>log_dir=$BUNG_LOG_DIR</text:p>
      <text:p text:style-name="P90"><text:s text:c="4"/>fi</text:p>
      <text:p text:style-name="P90"><text:s text:c="4"/>if [[ ${BUNG_TMP_DIR:-} != '' ]]; then</text:p>
      <text:p text:style-name="P90"><text:s text:c="8"/>tmp_dir_root=$BUNG_TMP_DIR</text:p>
      <text:p text:style-name="P90"><text:s text:c="4"/>fi<text:line-break/></text:p>
      <text:p text:style-name="P28">PATH is set <text:span text:style-name="T79">to /usr/local/bin:/usr/sbin:/sbin:/usr/bin:/bin</text:span>. <text:s/>It can be changed using option -p.</text:p>
      <text:p text:style-name="P29">Locale environment variables are normalised <text:span text:style-name="T81">to use an English UTF8 locale</text:span>:</text:p>
      <text:p text:style-name="P92"><text:s text:c="4"/>buf=$(locale --all-locales | grep 'en_.*utf8')</text:p>
      <text:p text:style-name="P92"><text:s text:c="4"/>... </text:p>
      <text:p text:style-name="P92"><text:s text:c="4"/>export LANG=${buf%%$'\n'*}</text:p>
      <text:p text:style-name="Screen"><text:s text:c="4"/>export LANGUAGE=$LANG</text:p>
      <text:p text:style-name="Screen"><text:s text:c="4"/>for var_name in LC_ADDRESS LC_ALL LC_COLLATE LC_CTYPE LC_IDENTIFICATION \</text:p>
      <text:p text:style-name="Screen"><text:s text:c="8"/>LC_MEASUREMENT LC_MESSAGES LC_MONETARY LC_NAME LC_NUMERIC LC_PAPER \</text:p>
      <text:p text:style-name="Screen"><text:s text:c="8"/>LC_TELEPHONE LC_TIME</text:p>
      <text:p text:style-name="Screen"><text:s text:c="4"/>do</text:p>
      <text:p text:style-name="Screen"><text:s text:c="8"/>unset $var_name</text:p>
      <text:p text:style-name="Screen"><text:s text:c="4"/>done</text:p>
      <text:h text:style-name="Heading_20_3" text:outline-level="3"><text:bookmark-start text:name="__RefHeading__2506_1675710487"/>Naming conventions<text:bookmark-end text:name="__RefHeading__2506_1675710487"/></text:h>
      <text:list xml:id="list3604968267" text:style-name="L14">
        <text:list-item>
          <text:p text:style-name="P174"><text:span text:style-name="Screen_20_font"><text:span text:style-name="T1">*_conf, *_conf_*</text:span></text:span> <text:s/>Configuration.</text:p>
        </text:list-item>
        <text:list-item>
          <text:p text:style-name="P174"><text:span text:style-name="Screen_20_font"><text:span text:style-name="T1">*_dir</text:span></text:span> <text:s/>A directory path name. <text:s/>Values should not have a trailing /</text:p>
        </text:list-item>
        <text:list-item>
          <text:p text:style-name="P174"><text:span text:style-name="Screen_20_font"><text:span text:style-name="T1">*_flag</text:span></text:span> <text:s/>A logic variable, valued either $true or $false. <text:s/><text:span text:style-name="T23">Many logic variable names do not have _flag</text:span></text:p>
        </text:list-item>
        <text:list-item>
          <text:p text:style-name="P174"><text:span text:style-name="Screen_20_font"><text:span text:style-name="T1">*_fmt</text:span></text:span> <text:s/>A format.</text:p>
        </text:list-item>
        <text:list-item>
          <text:p text:style-name="P174"><text:span text:style-name="Screen_20_font"><text:span text:style-name="T1">*_fn</text:span></text:span> <text:s/>A file name.</text:p>
        </text:list-item>
        <text:list-item>
          <text:p text:style-name="P174"><text:span text:style-name="Screen_20_font"><text:span text:style-name="T1">*_idx</text:span></text:span> <text:s/>An index.</text:p>
        </text:list-item>
        <text:list-item>
          <text:p text:style-name="P174"><text:span text:style-name="Screen_20_font"><text:span text:style-name="T1">*_n</text:span></text:span> <text:s/>A sequence number, as in "line number".</text:p>
        </text:list-item>
        <text:list-item>
          <text:p text:style-name="P174"><text:span text:style-name="Screen_20_font"><text:span text:style-name="T1">n_*</text:span></text:span> <text:s/>A quantity number, as in "number of lines".</text:p>
        </text:list-item>
        <text:list-item>
          <text:p text:style-name="P174"><text:span text:style-name="Screen_20_font"><text:span text:style-name="T1">*_norm</text:span></text:span> <text:s/>Normalised.</text:p>
        </text:list-item>
        <text:list-item>
          <text:p text:style-name="P175"><text:span text:style-name="Screen_20_font"><text:span text:style-name="T1">*_re</text:span></text:span> <text:s/>A regular expression. <text:s/><text:span text:style-name="T32">The old convention was </text:span><text:span text:style-name="Screen_20_font"><text:span text:style-name="T3">*_regex </text:span></text:span><text:span text:style-name="Screen_20_font"><text:span text:style-name="T33">and some old names have not been changed.</text:span></text:span></text:p>
        </text:list-item>
        <text:list-item>
          <text:p text:style-name="P174"><text:span text:style-name="Screen_20_font"><text:span text:style-name="T1">*_str</text:span></text:span> <text:s/>A string.</text:p>
        </text:list-item>
        <text:list-item>
          <text:p text:style-name="P174"><text:span text:style-name="Screen_20_font"><text:span text:style-name="T1">*_val</text:span></text:span> <text:s/>A value. <text:s/><text:span text:style-name="T18">TODO: used?</text:span></text:p>
        </text:list-item>
        <text:list-item>
          <text:p text:style-name="P174"><text:span text:style-name="Screen_20_font"><text:span text:style-name="T1">buf</text:span></text:span> <text:s text:c="2"/>A buffer for localised use.</text:p>
        </text:list-item>
        <text:list-item>
          <text:p text:style-name="P174"><text:span text:style-name="Screen_20_font"><text:span text:style-name="T1">i, j ...</text:span></text:span> <text:s/>Loop variables.</text:p>
        </text:list-item>
        <text:list-item>
          <text:p text:style-name="P174"><text:span text:style-name="Screen_20_font"><text:span text:style-name="T1">rc, *_rc</text:span></text:span> <text:s text:c="2"/>Return code.</text:p>
        </text:list-item>
        <text:list-item>
          <text:p text:style-name="P175"><text:span text:style-name="Screen_20_font"><text:span text:style-name="T1">re</text:span></text:span> <text:s/>A regular expression for localised use. <text:s/><text:span text:style-name="T32">The old convention was </text:span><text:span text:style-name="Screen_20_font"><text:span text:style-name="T3">regex </text:span></text:span><text:span text:style-name="Screen_20_font"><text:span text:style-name="T33">and some old names have not been changed.</text:span></text:span></text:p>
        </text:list-item>
        <text:list-item>
          <text:p text:style-name="P176"><text:span text:style-name="Screen_20_font"><text:span text:style-name="T1">val</text:span></text:span> <text:s text:c="2"/>A value. <text:s/><text:span text:style-name="T32">The old convention was </text:span><text:span text:style-name="Screen_20_font"><text:span text:style-name="T42">value</text:span></text:span><text:span text:style-name="Screen_20_font"><text:span text:style-name="T3"> </text:span></text:span><text:span text:style-name="Screen_20_font"><text:span text:style-name="T33">and some old names have not been changed.</text:span></text:span></text:p>
        </text:list-item>
      </text:list>
      <text:p text:style-name="P53"><text:span text:style-name="Screen_20_font"><text:span text:style-name="T33"/></text:span></text:p>
      <text:p text:style-name="P54"><text:span text:style-name="Screen_20_font"><text:span text:style-name="T34">Array names: not plural so </text:span></text:span><text:span text:style-name="Screen_20_font"><text:span text:style-name="T6">widget[]</text:span></text:span><text:span text:style-name="Screen_20_font"><text:span text:style-name="T34"> not </text:span></text:span><text:span text:style-name="Screen_20_font"><text:span text:style-name="T6">widgets[]</text:span></text:span></text:p>
      <text:h text:style-name="P153" text:outline-level="3"><text:bookmark-start text:name="__RefHeading__3073_1771236443"/>Global variables<text:bookmark-end text:name="__RefHeading__3073_1771236443"/></text:h>
      <text:p text:style-name="P27">The table does not include variables which are declared as local and are subsequently available to called functions as global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9">Variable name</text:p>
            </table:table-cell>
            <table:table-cell table:style-name="Table1.A1" office:value-type="string">
              <text:p text:style-name="P39">Written by</text:p>
            </table:table-cell>
            <table:table-cell table:style-name="Table1.C1" office:value-type="string">
              <text:p text:style-name="P39">Note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creen"><text:span text:style-name="Screen_20_font">ck_hotplug_usage_email</text:span></text:p>
          </table:table-cell>
          <table:table-cell table:style-name="Table1.A2" office:value-type="string">
            <text:p text:style-name="Standard">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max_backup_age</text:span></text:p>
          </table:table-cell>
          <table:table-cell table:style-name="Table1.A2" office:value-type="string">
            <text:p text:style-name="Standard">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max_device_change_days</text:span></text:p>
          </table:table-cell>
          <table:table-cell table:style-name="Table1.A2" office:value-type="string">
            <text:p text:style-name="Standard">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org</text:span></text:p>
          </table:table-cell>
          <table:table-cell table:style-name="Table1.A2" office:value-type="string">
            <text:p text:style-name="Standard">parse_conf_ck_hotplug_usage,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onf_fn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email_for_report_idx</text:p>
          </table:table-cell>
          <table:table-cell table:style-name="Table1.A2" office:value-type="string">
            <text:p text:style-name="Standard">initialise_1.scrippet, parse_conf_email_for_repor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email_for_report[]</text:p>
          </table:table-cell>
          <table:table-cell table:style-name="Table1.A2" office:value-type="string">
            <text:p text:style-name="Standard">parse_conf_email_for_report</text:p>
          </table:table-cell>
          <table:table-cell table:style-name="Table1.C2" office:value-type="string">
            <text:p text:style-name="Standard">If no "Email for report" in conf file, <text:s/>defaulted by postprocess_email_for_report_conf</text:p>
          </table:table-cell>
        </table:table-row>
        <table:table-row table:style-name="Table1.1">
          <table:table-cell table:style-name="Table1.A2" office:value-type="string">
            <text:p text:style-name="Screen">email_for_report_no<text:span text:style-name="T109">_</text:span>log_flag[]</text:p>
          </table:table-cell>
          <table:table-cell table:style-name="Table1.A2" office:value-type="string">
            <text:p text:style-name="Standard">parse_conf_email_for_report</text:p>
          </table:table-cell>
          <table:table-cell table:style-name="Table1.C2" office:value-type="string">
            <text:p text:style-name="Standard">If no "Email for report" in conf file, <text:s/>defaulted by postprocess_email_for_report_conf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false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Value empty</text:p>
          </table:table-cell>
        </table:table-row>
        <table:table-row table:style-name="Table1.1">
          <table:table-cell table:style-name="Table1.A2" office:value-type="string">
            <text:p text:style-name="Screen">fn_date_format</text:p>
          </table:table-cell>
          <table:table-cell table:style-name="Table1.A2" office:value-type="string">
            <text:p text:style-name="Standard">initialise_1.scrippet (defaulted; changed by the -w options)</text:p>
          </table:table-cell>
          <table:table-cell table:style-name="Table1.C2" office:value-type="string">
            <text:p text:style-name="Standard">The date command format used when constructing file names.</text:p>
          </table:table-cell>
        </table:table-row>
        <table:table-row table:style-name="Table1.1">
          <table:table-cell table:style-name="Table1.A2" office:value-type="string">
            <text:p text:style-name="Screen">hotplug_dev_path</text:p>
          </table:table-cell>
          <table:table-cell table:style-name="Table1.A2" office:value-type="string">
            <text:p text:style-name="Standard">parse_conf_hotplug_devic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missing_msgclass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note_email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note_email_wait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note_screen_flag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serno</text:p>
          </table:table-cell>
          <table:table-cell table:style-name="Table1.A2" office:value-type="string">
            <text:p text:style-name="Standard">hotplug_bu's initialise function</text:p>
          </table:table-cell>
          <table:table-cell table:style-name="Table1.C2" office:value-type="string">
            <text:p text:style-name="Standard">Hotplug device serial number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hotplugdevice_keyword_found_flag</text:p>
          </table:table-cell>
          <table:table-cell table:style-name="Table1.A2" office:value-type="string">
            <text:p text:style-name="P56">check_hotplug_usage<text:span text:style-name="T82">'s, <text:s/></text:span>hotplug_bu's <text:span text:style-name="T83">and hotplug_bu_launcher's </text:span>initialise function. <text:s/><text:span text:style-name="T82">Common parse_conf_hotplugdevice function</text:span></text:p>
          </table:table-cell>
          <table:table-cell table:style-name="Table1.C2" office:value-type="string">
            <text:p text:style-name="P57"/>
          </table:table-cell>
        </table:table-row>
        <table:table-row table:style-name="Table1.1">
          <table:table-cell table:style-name="Table1.A2" office:value-type="string">
            <text:p text:style-name="Screen">hotplug_whole_dev</text:p>
          </table:table-cell>
          <table:table-cell table:style-name="Table1.A2" office:value-type="string">
            <text:p text:style-name="Standard">hotplug_bu's initialise function</text:p>
          </table:table-cell>
          <table:table-cell table:style-name="Table1.C2" office:value-type="string">
            <text:p text:style-name="Standard">Example: /dev/sdg</text:p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is_fs_mounted_out[]</text:p>
          </table:table-cell>
          <table:table-cell table:style-name="Table1.A2" office:value-type="string">
            <text:p text:style-name="Standard">is_fs_mounted_out</text:p>
          </table:table-cell>
          <table:table-cell table:style-name="Table1.C2" office:value-type="string">
            <text:p text:style-name="Standard">Used to pass any mountpoints to caller</text:p>
          </table:table-cell>
        </table:table-row>
        <table:table-row table:style-name="Table1.1">
          <table:table-cell table:style-name="Table1.A2" office:value-type="string">
            <text:p text:style-name="Screen">hotplugdevice_keyword_found_flag</text:p>
          </table:table-cell>
          <table:table-cell table:style-name="Table1.A2" office:value-type="string">
            <text:p text:style-name="Standard">hotplug_bu's initialise function <text:span text:style-name="T76">and parse_conf_hotplugdevice</text:span>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lvremove_count_max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Number of times to attemp LVM snapshot removal</text:p>
          </table:table-cell>
        </table:table-row>
        <table:table-row table:style-name="Table1.1">
          <table:table-cell table:style-name="Table1.A2" office:value-type="string">
            <text:p text:style-name="Screen">mount_done_mountpoint[]</text:p>
          </table:table-cell>
          <table:table-cell table:style-name="Table1.A2" office:value-type="string">
            <text:p text:style-name="Standard">do_mounts</text:p>
          </table:table-cell>
          <table:table-cell table:style-name="Table1.C2" office:value-type="string">
            <text:p text:style-name="Standard">Records which mountpoints the script mounted a file system on so the can be unmounted by finalise</text:p>
          </table:table-cell>
        </table:table-row>
        <table:table-row table:style-name="Table1.1">
          <table:table-cell table:style-name="Table1.A2" office:value-type="string">
            <text:p text:style-name="Screen">mount_done_mountpoint_idx</text:p>
          </table:table-cell>
          <table:table-cell table:style-name="Table1.A2" office:value-type="string">
            <text:p text:style-name="Standard">do_mounts</text:p>
          </table:table-cell>
          <table:table-cell table:style-name="Table1.C2" office:value-type="string">
            <text:p text:style-name="Standard">While mounting file systems, the index for the mount_done_mountpoint array.</text:p>
            <text:p text:style-name="Standard">Not changed <text:span text:style-name="T12">after</text:span> then, so is later the maximum index for the mount_done_mountpoint array. </text:p>
          </table:table-cell>
        </table:table-row>
        <table:table-row table:style-name="Table1.1">
          <table:table-cell table:style-name="Table1.A2" office:value-type="string">
            <text:p text:style-name="Screen">mount_fs_file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Mountpoint (fs_file is fstab man page term)</text:p>
          </table:table-cell>
        </table:table-row>
        <table:table-row table:style-name="Table1.1">
          <table:table-cell table:style-name="Table1.A2" office:value-type="string">
            <text:p text:style-name="Screen">mount_fs_spec[]</text:p>
          </table:table-cell>
          <table:table-cell table:style-name="Table1.A2" office:value-type="string">
            <text:p text:style-name="Standard">postprocess_mount_conf or postprocess_snapshot_conf</text:p>
          </table:table-cell>
          <table:table-cell table:style-name="Table1.C2" office:value-type="string">
            <text:p text:style-name="Standard">The file system "special" file a.k.a device file (fs_spec is the fstab man page term) to use when searching /proc/mounts</text:p>
          </table:table-cell>
        </table:table-row>
        <table:table-row table:style-name="Table1.1">
          <table:table-cell table:style-name="Table1.A2" office:value-type="string">
            <text:p text:style-name="Screen">mount_fs_spec_conf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The configured file system "special" file a.k.a device file (fs_spec is the fstab man page term)</text:p>
          </table:table-cell>
        </table:table-row>
        <table:table-row table:style-name="Table1.1">
          <table:table-cell table:style-name="Table1.A2" office:value-type="string">
            <text:p text:style-name="Screen">mount_idx</text:p>
          </table:table-cell>
          <table:table-cell table:style-name="Table1.A2" office:value-type="string">
            <text:p text:style-name="Standard">initialise, <text:s/>parse_mount_conf</text:p>
          </table:table-cell>
          <table:table-cell table:style-name="Table1.C2" office:value-type="string">
            <text:p text:style-name="Standard">During parsing the configuration file: the index for the mount_* arrays.</text:p>
            <text:p text:style-name="Standard">Not changed after then, so is later the maximum index for the mount_* arrays.</text:p>
          </table:table-cell>
        </table:table-row>
        <table:table-row table:style-name="Table1.1">
          <table:table-cell table:style-name="Table1.A2" office:value-type="string">
            <text:p text:style-name="Screen">mount_ignore_files_under_fs_file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Defaulted to $false; changed to $true if ignore_files_under_fs_file is configured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mount_notification_email[]</text:p>
          </table:table-cell>
          <table:table-cell table:style-name="Table1.A2" office:value-type="string">
            <text:p text:style-name="Standard">parse_conf_mount</text:p>
          </table:table-cell>
          <table:table-cell table:style-name="Table1.C2" office:value-type="string">
            <text:p text:style-name="Standard">Email to notify before and after mounting a file system (intended for hotplug devices)</text:p>
          </table:table-cell>
        </table:table-row>
        <table:table-row table:style-name="Table1.1">
          <table:table-cell table:style-name="Table1.A2" office:value-type="string">
            <text:p text:style-name="Screen">mount_notification_screen_flag[]</text:p>
          </table:table-cell>
          <table:table-cell table:style-name="Table1.A2" office:value-type="string">
            <text:p text:style-name="Standard">parse_conf_mount</text:p>
          </table:table-cell>
          <table:table-cell table:style-name="Table1.C2" office:value-type="string">
            <text:p text:style-name="Standard">When set, notifications before and after mounting a file system are written to the local screen (intended for hotplug devices)</text:p>
          </table:table-cell>
        </table:table-row>
        <table:table-row table:style-name="Table1.1">
          <table:table-cell table:style-name="Table1.A2" office:value-type="string">
            <text:p text:style-name="Screen">mount_o_option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Value to use with mount command's -o option</text:p>
          </table:table-cell>
        </table:table-row>
        <table:table-row table:style-name="Table1.1">
          <table:table-cell table:style-name="Table1.A2" office:value-type="string">
            <text:p text:style-name="Screen">mount_snapshot_idx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Index into the snapshot_* arrays for associated snapshot</text:p>
          </table:table-cell>
        </table:table-row>
        <table:table-row table:style-name="Table1.1">
          <table:table-cell table:style-name="Table1.A2" office:value-type="string">
            <text:p text:style-name="Screen">mount_usage_warning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Set to -1 when not configured</text:p>
          </table:table-cell>
        </table:table-row>
        <table:table-row table:style-name="Table1.1">
          <table:table-cell table:style-name="Table1.A2" office:value-type="string">
            <text:p text:style-name="Screen">mysql_compression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defaults_fn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dest_dir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dest_dir_windows_flag</text:p>
          </table:table-cell>
          <table:table-cell table:style-name="Table1.A2" office:value-type="string">
            <text:p text:style-name="Standard">parse_conf_mysql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exclude</text:p>
          </table:table-cell>
          <table:table-cell table:style-name="Table1.A2" office:value-type="string">
            <text:p text:style-name="Standard">parse_conf_mysql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keyword_found_flag</text:p>
          </table:table-cell>
          <table:table-cell table:style-name="Table1.A2" office:value-type="string">
            <text:p text:style-name="P58">mysql_bu's initialise and parse_conf_mysql functions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retention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timestamp_format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notification_plug_in_conffile<text:span text:style-name="T104">[]</text:span></text:p>
          </table:table-cell>
          <table:table-cell table:style-name="Table1.A2" office:value-type="string">
            <text:p text:style-name="Standard">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97">notification_plug_in_conf<text:span text:style-name="T44">_err_flag</text:span><text:span text:style-name="T104">[]</text:span></text:p>
          </table:table-cell>
          <table:table-cell table:style-name="Table1.A2" office:value-type="string">
            <text:p text:style-name="P69">parse_conf_notification_plug_in, err_trap_notification_plug_in_conf.fun</text:p>
          </table:table-cell>
          <table:table-cell table:style-name="Table1.C2" office:value-type="string">
            <text:p text:style-name="P55"/>
          </table:table-cell>
        </table:table-row>
        <text:soft-page-break/>
        <table:table-row table:style-name="Table1.1">
          <table:table-cell table:style-name="Table1.A2" office:value-type="string">
            <text:p text:style-name="Screen">notification_plug_in_executable<text:span text:style-name="T104">[]</text:span></text:p>
          </table:table-cell>
          <table:table-cell table:style-name="Table1.A2" office:value-type="string">
            <text:p text:style-name="P65">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notification_plug_in_idx</text:p>
          </table:table-cell>
          <table:table-cell table:style-name="Table1.A2" office:value-type="string">
            <text:p text:style-name="P65">initialise_1.scrippet, 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notification_plug_in_msg_level<text:span text:style-name="T104">[]</text:span></text:p>
          </table:table-cell>
          <table:table-cell table:style-name="Table1.A2" office:value-type="string">
            <text:p text:style-name="P65">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notification_plug_in_no<text:span text:style-name="T109">_</text:span>log_flag<text:span text:style-name="T104">[]</text:span></text:p>
          </table:table-cell>
          <table:table-cell table:style-name="Table1.A2" office:value-type="string">
            <text:p text:style-name="P65">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parsed_word</text:p>
          </table:table-cell>
          <table:table-cell table:style-name="Table1.A2" office:value-type="string">
            <text:p text:style-name="Standard">parse_conf_word</text:p>
          </table:table-cell>
          <table:table-cell table:style-name="Table1.C2" office:value-type="string">
            <text:p text:style-name="Standard">Used to pass a word back to caller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pc_emsg</text:span></text:p>
          </table:table-cell>
          <table:table-cell table:style-name="Table1.A2" office:value-type="string">
            <text:p text:style-name="Standard">parse_conf function and functions called by it</text:p>
          </table:table-cell>
          <table:table-cell table:style-name="Table1.C2" office:value-type="string">
            <text:p text:style-name="Standard">Used to pass error message text back from functions called by parse_conf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pc_unparsed_str</text:span></text:p>
          </table:table-cell>
          <table:table-cell table:style-name="Table1.A2" office:value-type="string">
            <text:p text:style-name="Standard">Several parse_conf_* functions</text:p>
          </table:table-cell>
          <table:table-cell table:style-name="Table1.C2" office:value-type="string">
            <text:p text:style-name="Standard">The unparsed part of a configuration file line</text:p>
          </table:table-cell>
        </table:table-row>
        <table:table-row table:style-name="Table1.1">
          <table:table-cell table:style-name="Table1.A2" office:value-type="string">
            <text:p text:style-name="Screen">pg_dest_dir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pg_exclude</text:p>
          </table:table-cell>
          <table:table-cell table:style-name="Table1.A2" office:value-type="string">
            <text:p text:style-name="Standard">parse_conf_pg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pg_retention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pg_timestamp_format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84">post_hook_cmd</text:p>
          </table:table-cell>
          <table:table-cell table:style-name="Table1.A2" office:value-type="string">
            <text:p text:style-name="P49">parse_conf_post_hook</text:p>
          </table:table-cell>
          <table:table-cell table:style-name="Table1.C2" office:value-type="string">
            <text:p text:style-name="P49">Value of any post-hook keyword's command</text:p>
          </table:table-cell>
        </table:table-row>
        <table:table-row table:style-name="Table1.1">
          <table:table-cell table:style-name="Table1.A2" office:value-type="string">
            <text:p text:style-name="P84">post_hook_run</text:p>
          </table:table-cell>
          <table:table-cell table:style-name="Table1.A2" office:value-type="string">
            <text:p text:style-name="P49">parse_conf_post_hook</text:p>
          </table:table-cell>
          <table:table-cell table:style-name="Table1.C2" office:value-type="string">
            <text:p text:style-name="P49">Value of any post-hook keyword's run subkeyword</text:p>
          </table:table-cell>
        </table:table-row>
        <table:table-row table:style-name="Table1.1">
          <table:table-cell table:style-name="Table1.A2" office:value-type="string">
            <text:p text:style-name="P84">post_hook_timeout</text:p>
          </table:table-cell>
          <table:table-cell table:style-name="Table1.A2" office:value-type="string">
            <text:p text:style-name="P49">parse_conf_post_hook</text:p>
          </table:table-cell>
          <table:table-cell table:style-name="Table1.C2" office:value-type="string">
            <text:p text:style-name="P49">Value of any post-hook keyword's timeout subkeyword</text:p>
          </table:table-cell>
        </table:table-row>
        <table:table-row table:style-name="Table1.1">
          <table:table-cell table:style-name="Table1.A2" office:value-type="string">
            <text:p text:style-name="Screen">postgresql_keyword_found_flag</text:p>
          </table:table-cell>
          <table:table-cell table:style-name="Table1.A2" office:value-type="string">
            <text:p text:style-name="P58">postgres_bu's initialise and parse_conf_postgresql functions</text:p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84">pre_hook_cmd</text:p>
          </table:table-cell>
          <table:table-cell table:style-name="Table1.A2" office:value-type="string">
            <text:p text:style-name="P49">parse_conf_pre_hook</text:p>
          </table:table-cell>
          <table:table-cell table:style-name="Table1.C2" office:value-type="string">
            <text:p text:style-name="P49">Value of any pre-hook keyword's command</text:p>
          </table:table-cell>
        </table:table-row>
        <table:table-row table:style-name="Table1.1">
          <table:table-cell table:style-name="Table1.A2" office:value-type="string">
            <text:p text:style-name="P84">pre_hook_timeout</text:p>
          </table:table-cell>
          <table:table-cell table:style-name="Table1.A2" office:value-type="string">
            <text:p text:style-name="P49">parse_conf_pre_hook</text:p>
          </table:table-cell>
          <table:table-cell table:style-name="Table1.C2" office:value-type="string">
            <text:p text:style-name="P49">Value of any pre-hook keyword's timeout subkeyword</text:p>
          </table:table-cell>
        </table:table-row>
        <table:table-row table:style-name="Table1.1">
          <table:table-cell table:style-name="Table1.A2" office:value-type="string">
            <text:p text:style-name="P84">pre_hook_timeout_<text:span text:style-name="T24">msgclass</text:span></text:p>
          </table:table-cell>
          <table:table-cell table:style-name="Table1.A2" office:value-type="string">
            <text:p text:style-name="P49">parse_conf_pre_hook</text:p>
          </table:table-cell>
          <table:table-cell table:style-name="Table1.C2" office:value-type="string">
            <text:p text:style-name="P49">Value of any pre-hook keyword's timeout_<text:span text:style-name="T24">msgclass</text:span> subkeyword</text:p>
          </table:table-cell>
        </table:table-row>
        <text:soft-page-break/>
        <table:table-row table:style-name="Table1.1">
          <table:table-cell table:style-name="Table1.A2" office:value-type="string">
            <text:p text:style-name="P84">remote_host_log_dir</text:p>
          </table:table-cell>
          <table:table-cell table:style-name="Table1.A2" office:value-type="string">
            <text:p text:style-name="P49">parse_conf.fun <text:span text:style-name="T36">and, when -L option used, run_remote_agent.fun</text:span></text:p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84">remote_host_<text:span text:style-name="T35">pid</text:span>_dir</text:p>
          </table:table-cell>
          <table:table-cell table:style-name="Table1.A2" office:value-type="string">
            <text:p text:style-name="P50">parse_conf.fun <text:span text:style-name="T36">and, when -p option used, run_remote_agent.fun</text:span></text:p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Screen">rsync_backup_dir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dest_dir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rsync_dest_dir_remote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rsync_dest_dir_usage_warning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>% dest_dir usage that triggers a warning</text:p>
          </table:table-cell>
        </table:table-row>
        <table:table-row table:style-name="Table1.1">
          <table:table-cell table:style-name="Table1.A2" office:value-type="string">
            <text:p text:style-name="Screen">rsync_dest_dir_windows_flag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exclude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options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retention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P55">e</text:p>
          </table:table-cell>
        </table:table-row>
        <table:table-row table:style-name="Table1.1">
          <table:table-cell table:style-name="Table1.A2" office:value-type="string">
            <text:p text:style-name="Screen">rsync_retention_0_nowarn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Standard">$true when <text:span text:style-name="Screen_20_font">retention=0,nowarn</text:span> is configured. <text:s/>Disables the warning when retention is 0 and a backup directory exists on the destination directory</text:p>
          </table:table-cell>
        </table:table-row>
        <table:table-row table:style-name="Table1.1">
          <table:table-cell table:style-name="Table1.A2" office:value-type="string">
            <text:p text:style-name="Screen">rsync_rsh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src_dir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rsync_src_dir_remote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rsync_timeout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verbose_level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hutdown</text:p>
          </table:table-cell>
          <table:table-cell table:style-name="Table1.A2" office:value-type="string">
            <text:p text:style-name="Standard">initialise and parse_conf functions</text:p>
          </table:table-cell>
          <table:table-cell table:style-name="Table1.C2" office:value-type="string">
            <text:p text:style-name="Standard">Validated by function err_trap_shutdown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snapshot_idx</text:p>
          </table:table-cell>
          <table:table-cell table:style-name="Table1.A2" office:value-type="string">
            <text:p text:style-name="Standard">initialise, <text:s/>parse_snapshot_conf</text:p>
          </table:table-cell>
          <table:table-cell table:style-name="Table1.C2" office:value-type="string">
            <text:p text:style-name="Standard">During parsing the configuration file: the index for the snapshot_* arrays.</text:p>
            <text:p text:style-name="Standard">Not changed after then, so is later the maximum index for the snapshot_* arrays.</text:p>
          </table:table-cell>
        </table:table-row>
        <table:table-row table:style-name="Table1.1">
          <table:table-cell table:style-name="Table1.A2" office:value-type="string">
            <text:p text:style-name="Screen">snapshot_created_flag[]</text:p>
          </table:table-cell>
          <table:table-cell table:style-name="Table1.A2" office:value-type="string">
            <text:p text:style-name="Standard">do_snapshots</text:p>
          </table:table-cell>
          <table:table-cell table:style-name="Table1.C2" office:value-type="string">
            <text:p text:style-name="Standard">Uninitialised unless $true</text:p>
          </table:table-cell>
        </table:table-row>
        <table:table-row table:style-name="Table1.1">
          <table:table-cell table:style-name="Table1.A2" office:value-type="string">
            <text:p text:style-name="P80">snapshot_dev_mapper_vg_lv[]</text:p>
          </table:table-cell>
          <table:table-cell table:style-name="Table1.A2" office:value-type="string">
            <text:p text:style-name="P40">Function do_snapshots</text:p>
          </table:table-cell>
          <table:table-cell table:style-name="Table1.C2" office:value-type="string">
            <text:p text:style-name="P40">Example: /dev/mapper/vg0-lv0.</text:p>
            <text:p text:style-name="P40">Uninitialised when invalid.</text:p>
          </table:table-cell>
        </table:table-row>
        <table:table-row table:style-name="Table1.1">
          <table:table-cell table:style-name="Table1.A2" office:value-type="string">
            <text:p text:style-name="Screen">snapshot_mapper_vol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Example: /dev/mapper/vg0-snap--lv0</text:p>
          </table:table-cell>
        </table:table-row>
        <table:table-row table:style-name="Table1.1">
          <table:table-cell table:style-name="Table1.A2" office:value-type="string">
            <text:p text:style-name="Screen">snapshot_mount_idx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Index into the mount_* arrays for associated mount</text:p>
          </table:table-cell>
        </table:table-row>
        <table:table-row table:style-name="Table1.1">
          <table:table-cell table:style-name="Table1.A2" office:value-type="string">
            <text:p text:style-name="Screen">snapshot_org_vol[] 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Example: /dev/vg0/lv0</text:p>
          </table:table-cell>
        </table:table-row>
        <table:table-row table:style-name="Table1.1">
          <table:table-cell table:style-name="Table1.A2" office:value-type="string">
            <text:p text:style-name="Screen">snapshot_size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napshot_vol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Example: /dev/vg0/snap-lv0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conf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debug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ionice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name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nice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ummary_fn</text:p>
          </table:table-cell>
          <table:table-cell table:style-name="Table1.A2" office:value-type="string">
            <text:p text:style-name="Standard">run_subsidiary_script</text:p>
          </table:table-cell>
          <table:table-cell table:style-name="Table1.C2" office:value-type="string">
            <text:p text:style-name="Standard">Only for super_bu and hotplug_bu</text:p>
          </table:table-cell>
        </table:table-row>
        <table:table-row table:style-name="Table1.1">
          <table:table-cell table:style-name="Table1.A2" office:value-type="string">
            <text:p text:style-name="Screen">sysinfo_keyword_found_fla</text:p>
          </table:table-cell>
          <table:table-cell table:style-name="Table1.A2" office:value-type="string">
            <text:p text:style-name="Standard">sysinfo_bu<text:span text:style-name="T84">'s initialise and parse_conf_sysinfo functions</text:span>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templated_keyword_found_flag</text:p>
          </table:table-cell>
          <table:table-cell table:style-name="Table1.A2" office:value-type="string">
            <text:p text:style-name="P59">templated_bu's initialise and parse_conf_templated functions</text:p>
          </table:table-cell>
          <table:table-cell table:style-name="Table1.C2" office:value-type="string">
            <text:p text:style-name="Standard"/>
          </table:table-cell>
        </table:table-row>
        <text:soft-page-break/>
        <table:table-row table:style-name="Table1.1">
          <table:table-cell table:style-name="Table1.A2" office:value-type="string">
            <text:p text:style-name="Screen"><text:span text:style-name="Screen_20_font">tmp_dir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Defaulted to /tmp in case of error before the proper tmp_dir is created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true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Value "true"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unparsed_str</text:span></text:p>
          </table:table-cell>
          <table:table-cell table:style-name="Table1.A2" office:value-type="string">
            <text:p text:style-name="Standard">parse_conf_*</text:p>
          </table:table-cell>
          <table:table-cell table:style-name="Table1.C2" office:value-type="string">
            <text:p text:style-name="Standard">In some functions it is a local :(</text:p>
          </table:table-cell>
        </table:table-row>
        <table:table-row table:style-name="Table1.1">
          <table:table-cell table:style-name="Table1.A2" office:value-type="string">
            <text:p text:style-name="Preformatted_20_Text">user_to_run_x_msg</text:p>
          </table:table-cell>
          <table:table-cell table:style-name="Table1.A2" office:value-type="string">
            <text:p text:style-name="Standard">get_x_authority_or_user</text:p>
          </table:table-cell>
          <table:table-cell table:style-name="Table1.C2" office:value-type="string">
            <text:p text:style-name="Standard">Read by all other functions in msg_on_screen.fun; unset after use.</text:p>
          </table:table-cell>
        </table:table-row>
        <table:table-row table:style-name="Table1.1">
          <table:table-cell table:style-name="Table1.A2" office:value-type="string">
            <text:p text:style-name="Screen">x_authority_fn</text:p>
          </table:table-cell>
          <table:table-cell table:style-name="Table1.A2" office:value-type="string">
            <text:p text:style-name="Standard">get_x_authority_or_user</text:p>
          </table:table-cell>
          <table:table-cell table:style-name="Table1.C2" office:value-type="string">
            <text:p text:style-name="Standard">Not used. May be needed later.</text:p>
          </table:table-cell>
        </table:table-row>
        <table:table-row table:style-name="Table1.1">
          <table:table-cell table:style-name="Table1.A2" office:value-type="string">
            <text:p text:style-name="Screen">x_msg_pid</text:p>
          </table:table-cell>
          <table:table-cell table:style-name="Table1.A2" office:value-type="string">
            <text:p text:style-name="Standard">msg_on_screen</text:p>
          </table:table-cell>
          <table:table-cell table:style-name="Table1.C2" office:value-type="string">
            <text:p text:style-name="Standard">Used by function finalise to remove any obsolete messages from X display</text:p>
          </table:table-cell>
        </table:table-row>
      </table:table>
      <text:p text:style-name="Text_20_body"/>
      <text:h text:style-name="Heading_20_3" text:outline-level="3"><text:bookmark-start text:name="__RefHeading__3109_1771236443"/>Dynamic listing<text:bookmark-end text:name="__RefHeading__3109_1771236443"/></text:h>
      <text:p text:style-name="Text_20_body">To aid in documentation, if the environment variable BUNG_COMPGEN_DIR is set, the scripts will run <text:span text:style-name="Screen_20_font">compgen -v</text:span> at the beginning and end of execution and append the output to files initial.vars and final.vars in the $BUNG_COMPGEN_DIR directory.</text:p>
      <text:p text:style-name="Text_20_body">This is done by every script (as the first executed command) and by the finalise function.</text:p>
      <text:p text:style-name="Text_20_body">An example of using it:</text:p>
      <text:p text:style-name="Screen">root@CW8:~# <text:span text:style-name="T1">export BUNG_COMPGEN_DIR=/tmp</text:span></text:p>
      <text:p text:style-name="Screen"><text:span text:style-name="T4">root@CW8:~# </text:span><text:span text:style-name="T1">/usr/bin/rsync_bu -o foo.org -c /</text:span><text:span text:style-name="T2">etc</text:span><text:span text:style-name="T1">/bung/test/snapshot.test</text:span> </text:p>
      <text:p text:style-name="Screen">root@CW8:~# <text:span text:style-name="T1">cd "$BUNG_COMPGEN_DIR" \</text:span></text:p>
      <text:p text:style-name="P70"><text:s text:c="4"/>&amp;&amp; comm -3 &lt;(sort initial.vars | uniq) &lt;(sort final.vars | uniq) \</text:p>
      <text:p text:style-name="P70"><text:s text:c="4"/>| grep -v BASH_REMATCH </text:p>
      <text:h text:style-name="Heading_20_3" text:outline-level="3"><text:bookmark-start text:name="__RefHeading__2508_1675710487"/>fs_spec<text:bookmark-end text:name="__RefHeading__2508_1675710487"/></text:h>
      <text:p text:style-name="P22">Note: fs_spec is a name taken from the fstab man page. <text:s/>It is also know<text:span text:style-name="T14">n</text:span> as the "special file" or "device file".</text:p>
      <text:h text:style-name="P134" text:outline-level="1"><text:bookmark-start text:name="__RefHeading___Toc5389_2296176894"/>Notification plug-ins<text:bookmark-end text:name="__RefHeading___Toc5389_2296176894"/></text:h>
      <text:h text:style-name="Heading_20_2" text:outline-level="2"><text:bookmark-start text:name="__RefHeading___Toc16905_3402321537"/>Syntax<text:bookmark-end text:name="__RefHeading___Toc16905_3402321537"/></text:h>
      <text:p text:style-name="P96">-b &lt;body&gt; -c &lt;conf_fn&gt; [-l &lt;log_fn&gt;] -s &lt;subject&gt;</text:p>
      <text:p text:style-name="P94">or</text:p>
      <text:p text:style-name="P95">-c &lt;conf_fn&gt; -<text:span text:style-name="T43">C</text:span></text:p>
      <text:p text:style-name="P94"/>
      <text:p text:style-name="Text_20_body"><text:span text:style-name="T108">In case the plug-in does not </text:span><text:span text:style-name="T66">need</text:span><text:span text:style-name="T108"> a conffile, </text:span>&lt;conf_fn&gt; <text:span text:style-name="T108">may be the path of an empty ordinary file (so not /dev/null)</text:span></text:p>
      <text:h text:style-name="Heading_20_2" text:outline-level="2"><text:bookmark-start text:name="__RefHeading___Toc16907_3402321537"/><text:span text:style-name="T65">s</text:span>tdout and sterr<text:bookmark-end text:name="__RefHeading___Toc16907_3402321537"/></text:h>
      <text:p text:style-name="P66"><text:span text:style-name="T65">s</text:span>tdout and sterr, <text:span text:style-name="T105">combined,</text:span> are read by bung.</text:p>
      <text:list xml:id="list1565854135" text:style-name="L15">
        <text:list-item>
          <text:p text:style-name="P178"><text:span text:style-name="T110">Lines </text:span><text:span text:style-name="T67">prefixed</text:span><text:span text:style-name="T110"> with</text:span></text:p>
          <text:list>
            <text:list-item>
              <text:p text:style-name="P179">"For bung <text:span text:style-name="T48">I</text:span> " are logged by bung as <text:span text:style-name="T48">information messages with the prefix removed</text:span></text:p>
            </text:list-item>
            <text:list-item>
              <text:p text:style-name="P180"><text:soft-page-break/>"For bung W " <text:span text:style-name="T114">and </text:span>"For bung <text:span text:style-name="T71">E</text:span> " are logged by bung as warning <text:span text:style-name="T111">messages</text:span><text:span text:style-name="T48"> with the prefix removed</text:span></text:p>
            </text:list-item>
            <text:list-item>
              <text:p text:style-name="P179"><text:span text:style-name="T69">A</text:span><text:span text:style-name="T48">ny other prefix are logged by bung </text:span><text:span text:style-name="T68">in a warning message </text:span><text:span text:style-name="T48">as </text:span><text:span text:style-name="T68">unexpected output from the plug-in</text:span></text:p>
            </text:list-item>
          </text:list>
        </text:list-item>
        <text:list-item>
          <text:p text:style-name="P177"><text:span text:style-name="T106">When </text:span><text:span text:style-name="T111">a plug-in is </text:span><text:span text:style-name="T106">called with option -C </text:span><text:span text:style-name="T112">any </text:span><text:span text:style-name="T106">configuration file errors </text:span><text:span text:style-name="T69">must be reported with prefix </text:span><text:span text:style-name="T67">"For bung </text:span><text:span text:style-name="T71">E</text:span><text:span text:style-name="T67"> ". <text:s/></text:span><text:span text:style-name="T71">They are indented for easier comprehension in the bung log when they are prefixed with </text:span><text:span text:style-name="T67">"For bung </text:span><text:span text:style-name="T71">E</text:span><text:span text:style-name="T67"> <text:s text:c="4"/>".</text:span></text:p>
        </text:list-item>
      </text:list>
      <text:p text:style-name="P68"/>
      <text:p text:style-name="P67">Rationale: to maximise the likelihood of an effective backup, when bung detects a <text:span text:style-name="T114">notification </text:span>plug-in <text:span text:style-name="T71">error</text:span>, it does not generate an error and terminate; it <text:span text:style-name="T48">generates a warning </text:span><text:span text:style-name="T71">and continues</text:span></text:p>
      <text:h text:style-name="Heading_20_2" text:outline-level="2"><text:bookmark-start text:name="__RefHeading___Toc16909_3402321537"/>Return/exit code<text:bookmark-end text:name="__RefHeading___Toc16909_3402321537"/></text:h>
      <text:list xml:id="list2913080060" text:style-name="L16">
        <text:list-item>
          <text:p text:style-name="P181"><text:span text:style-name="T107">0 </text:span><text:span text:style-name="T113">when</text:span></text:p>
          <text:list>
            <text:list-item>
              <text:p text:style-name="P181"><text:span text:style-name="T113">-C option: </text:span><text:span text:style-name="T70">no </text:span><text:span text:style-name="T64">configuration file </text:span><text:span text:style-name="T70">errors found</text:span></text:p>
            </text:list-item>
            <text:list-item>
              <text:p text:style-name="P181">Not -C option: all notifications are sent</text:p>
            </text:list-item>
          </text:list>
        </text:list-item>
        <text:list-item>
          <text:p text:style-name="P181">Non 0 otherwise.</text:p>
        </text:list-item>
      </text:list>
      <text:h text:style-name="Heading_20_2" text:outline-level="2"><text:bookmark-start text:name="__RefHeading___Toc16911_3402321537"/>Sharing<text:bookmark-end text:name="__RefHeading___Toc16911_3402321537"/></text:h>
      <text:p text:style-name="Standard">If you write a plug-in and are willing to <text:span text:style-name="T72">share it</text:span>, please do so by one of:</text:p>
      <text:list xml:id="list1774205887" text:style-name="L17">
        <text:list-item>
          <text:p text:style-name="P182">Write to <text:a xlink:type="simple" xlink:href="mailto:bung@charlesmatkinson.org" text:style-name="Internet_20_link" text:visited-style-name="Visited_20_Internet_20_Link">bung@charlesmatkinson.org</text:a> to discuss</text:p>
        </text:list-item>
        <text:list-item>
          <text:p text:style-name="P182">Publish it on one of the public repositories such as github and inform <text:a xlink:type="simple" xlink:href="mailto:bung@charlesmatkinson.org" text:style-name="Internet_20_link" text:visited-style-name="Visited_20_Internet_20_Link">bung@charlesmatkinson.org</text:a> so <text:a xlink:type="simple" xlink:href="https://github.com/CharlesMAtkinson/bung" text:style-name="Internet_20_link" text:visited-style-name="Visited_20_Internet_20_Link">https://github.com/CharlesMAtkinson/bung</text:a> documentation can be updated so potential users can be directed to it. </text:p>
        </text:list-item>
        <text:list-item>
          <text:p text:style-name="P182">Fork <text:a xlink:type="simple" xlink:href="https://github.com/CharlesMAtkinson/bung" text:style-name="Internet_20_link" text:visited-style-name="Visited_20_Internet_20_Link">https://github.com/CharlesMAtkinson/bung</text:a>, add the plug-in <text:span text:style-name="T115">and an example conffile under source/usr/share/doc/bung/examples/notification_plug-ins</text:span> <text:span text:style-name="T115">and make a </text:span>pull request.</text:p>
        </text:list-item>
      </text:list>
      <text:h text:style-name="P135" text:outline-level="1"><text:bookmark-start text:name="__RefHeading___Toc16913_3402321537"/>Specific scripts<text:bookmark-end text:name="__RefHeading___Toc16913_3402321537"/></text:h>
      <text:p text:style-name="P23">The<text:span text:style-name="T47">se notes provide information which is not in the</text:span> <text:span text:style-name="T47">user guide</text:span></text:p>
      <text:h text:style-name="Heading_20_2" text:outline-level="2"><text:bookmark-start text:name="__RefHeading___Toc5391_2296176894"/>remote_agent<text:bookmark-end text:name="__RefHeading___Toc5391_2296176894"/></text:h>
      <text:p text:style-name="Standard">remote_agent <text:span text:style-name="T45">is </text:span><text:span text:style-name="T47">internal to bung so is not mentioned in </text:span><text:span text:style-name="T45">used </text:span><text:span text:style-name="T47">the</text:span><text:span text:style-name="T45"> </text:span><text:span text:style-name="T47">user guide. <text:s/>It is used </text:span><text:span text:style-name="T45">by rsync_bu </text:span><text:span text:style-name="T47">for two tasks:</text:span></text:p>
      <text:list xml:id="list3047074433" text:style-name="L18">
        <text:list-item>
          <text:p text:style-name="P183">Report existence of directory tree for changed and deleted files</text:p>
        </text:list-item>
        <text:list-item>
          <text:p text:style-name="P184">Remove old changed and deleted files <text:span text:style-name="T47">from that directory tree</text:span></text:p>
        </text:list-item>
      </text:list>
      <text:p text:style-name="Standard"/>
      <text:p text:style-name="P24"><text:span text:style-name="T49">The directory tree </text:span><text:span text:style-name="T50">root directory </text:span><text:span text:style-name="T49">name is arbitrary when the rsync </text:span><text:span text:style-name="T50">keyword's </text:span><text:span text:style-name="T49">backup_dir </text:span><text:span text:style-name="T50">keyword is used to override the default value. <text:s/>remote_agent was created to avoid having arbitrary strings in commands run by ssh. <text:s/></text:span><text:span text:style-name="T52">rsync_bu </text:span><text:span text:style-name="T51">writes the arbitrary string to a file which is copied via ssh </text:span><text:span text:style-name="T53">and read by </text:span><text:span text:style-name="T50">remote_agent </text:span></text:p>
      <text:p text:style-name="P25"><text:span text:style-name="T50">T</text:span><text:span text:style-name="T48">he call sequence </text:span><text:span text:style-name="T56">is</text:span><text:span text:style-name="T48">: rsync_bu &gt; function run_remote_agent &gt; run_cmd_with_timeout &gt; remote_ag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19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Backup next generation 3.5.x programmer's guide</dc:title>
    <meta:creation-date>2008-04-02T16:51:03</meta:creation-date>
    <dc:date>2023-02-27T10:06:24.649411816</dc:date>
    <meta:editing-cycles>683</meta:editing-cycles>
    <meta:editing-duration>P11DT5H38M44S</meta:editing-duration>
    <meta:document-statistic meta:table-count="4" meta:image-count="0" meta:object-count="0" meta:page-count="23" meta:paragraph-count="807" meta:word-count="3701" meta:character-count="29241" meta:non-whitespace-character-count="25621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